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3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elevat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me_prop1:</text:p>
          </table:table-cell>
          <table:table-cell office:value-type="float" office:value="98340276" calcext:value-type="float">
            <text:p>98340276</text:p>
          </table:table-cell>
          <table:table-cell office:value-type="float" office:value="94" calcext:value-type="float">
            <text:p>94</text:p>
          </table:table-cell>
          <table:table-cell table:formula="of:=[.B2]/[.C2]" office:value-type="float" office:value="1046173.14893617" calcext:value-type="float">
            <text:p>1046173.14893617</text:p>
          </table:table-cell>
          <table:table-cell/>
          <table:table-cell office:value-type="float" office:value="1379959" calcext:value-type="float">
            <text:p>1379959</text:p>
          </table:table-cell>
          <table:table-cell table:formula="of:=[.D2]/[.F2]" office:value-type="float" office:value="0.758119008561972" calcext:value-type="float">
            <text:p>0.758119008561972</text:p>
          </table:table-cell>
          <table:table-cell table:formula="of:=AVERAGE([.G2:.G8])" office:value-type="float" office:value="0.842451193879503" calcext:value-type="float">
            <text:p>0.842451193879503</text:p>
          </table:table-cell>
        </table:table-row>
        <table:table-row table:style-name="ro1">
          <table:table-cell office:value-type="string" calcext:value-type="string">
            <text:p>game_prop2:</text:p>
          </table:table-cell>
          <table:table-cell office:value-type="float" office:value="94770248" calcext:value-type="float">
            <text:p>94770248</text:p>
          </table:table-cell>
          <table:table-cell office:value-type="float" office:value="94" calcext:value-type="float">
            <text:p>94</text:p>
          </table:table-cell>
          <table:table-cell table:formula="of:=[.B3]/[.C3]" office:value-type="float" office:value="1008194.12765957" calcext:value-type="float">
            <text:p>1008194.12765957</text:p>
          </table:table-cell>
          <table:table-cell/>
          <table:table-cell office:value-type="float" office:value="1381390" calcext:value-type="float">
            <text:p>1381390</text:p>
          </table:table-cell>
          <table:table-cell table:formula="of:=[.D3]/[.F3]" office:value-type="float" office:value="0.729840325801964" calcext:value-type="float">
            <text:p>0.729840325801964</text:p>
          </table:table-cell>
          <table:table-cell/>
        </table:table-row>
        <table:table-row table:style-name="ro1">
          <table:table-cell office:value-type="string" calcext:value-type="string">
            <text:p>game_prop3:</text:p>
          </table:table-cell>
          <table:table-cell office:value-type="float" office:value="138624536" calcext:value-type="float">
            <text:p>138624536</text:p>
          </table:table-cell>
          <table:table-cell office:value-type="float" office:value="94" calcext:value-type="float">
            <text:p>94</text:p>
          </table:table-cell>
          <table:table-cell table:formula="of:=[.B4]/[.C4]" office:value-type="float" office:value="1474729.10638298" calcext:value-type="float">
            <text:p>1474729.10638298</text:p>
          </table:table-cell>
          <table:table-cell/>
          <table:table-cell office:value-type="float" office:value="1778065" calcext:value-type="float">
            <text:p>1778065</text:p>
          </table:table-cell>
          <table:table-cell table:formula="of:=[.D4]/[.F4]" office:value-type="float" office:value="0.829401122221617" calcext:value-type="float">
            <text:p>0.829401122221617</text:p>
          </table:table-cell>
          <table:table-cell/>
        </table:table-row>
        <table:table-row table:style-name="ro1">
          <table:table-cell office:value-type="string" calcext:value-type="string">
            <text:p>game_prop4:</text:p>
          </table:table-cell>
          <table:table-cell office:value-type="float" office:value="144900148" calcext:value-type="float">
            <text:p>144900148</text:p>
          </table:table-cell>
          <table:table-cell office:value-type="float" office:value="94" calcext:value-type="float">
            <text:p>94</text:p>
          </table:table-cell>
          <table:table-cell table:formula="of:=[.B5]/[.C5]" office:value-type="float" office:value="1541490.93617021" calcext:value-type="float">
            <text:p>1541490.93617021</text:p>
          </table:table-cell>
          <table:table-cell/>
          <table:table-cell office:value-type="float" office:value="1853633" calcext:value-type="float">
            <text:p>1853633</text:p>
          </table:table-cell>
          <table:table-cell table:formula="of:=[.D5]/[.F5]" office:value-type="float" office:value="0.831605250969427" calcext:value-type="float">
            <text:p>0.831605250969427</text:p>
          </table:table-cell>
          <table:table-cell/>
        </table:table-row>
        <table:table-row table:style-name="ro1">
          <table:table-cell office:value-type="string" calcext:value-type="string">
            <text:p>game_prop5:</text:p>
          </table:table-cell>
          <table:table-cell office:value-type="float" office:value="51771036" calcext:value-type="float">
            <text:p>51771036</text:p>
          </table:table-cell>
          <table:table-cell office:value-type="float" office:value="46" calcext:value-type="float">
            <text:p>46</text:p>
          </table:table-cell>
          <table:table-cell table:formula="of:=[.B6]/[.C6]" office:value-type="float" office:value="1125457.30434783" calcext:value-type="float">
            <text:p>1125457.30434783</text:p>
          </table:table-cell>
          <table:table-cell/>
          <table:table-cell office:value-type="float" office:value="1282147" calcext:value-type="float">
            <text:p>1282147</text:p>
          </table:table-cell>
          <table:table-cell table:formula="of:=[.D6]/[.F6]" office:value-type="float" office:value="0.877791161503187" calcext:value-type="float">
            <text:p>0.877791161503187</text:p>
          </table:table-cell>
          <table:table-cell/>
        </table:table-row>
        <table:table-row table:style-name="ro1">
          <table:table-cell office:value-type="string" calcext:value-type="string">
            <text:p>game_prop6:</text:p>
          </table:table-cell>
          <table:table-cell office:value-type="float" office:value="38977708" calcext:value-type="float">
            <text:p>38977708</text:p>
          </table:table-cell>
          <table:table-cell office:value-type="float" office:value="94" calcext:value-type="float">
            <text:p>94</text:p>
          </table:table-cell>
          <table:table-cell table:formula="of:=[.B7]/[.C7]" office:value-type="float" office:value="414656.468085106" calcext:value-type="float">
            <text:p>414656.468085106</text:p>
          </table:table-cell>
          <table:table-cell/>
          <table:table-cell office:value-type="float" office:value="443352" calcext:value-type="float">
            <text:p>443352</text:p>
          </table:table-cell>
          <table:table-cell table:formula="of:=[.D7]/[.F7]" office:value-type="float" office:value="0.935275961504868" calcext:value-type="float">
            <text:p>0.935275961504868</text:p>
          </table:table-cell>
          <table:table-cell/>
        </table:table-row>
        <table:table-row table:style-name="ro1">
          <table:table-cell office:value-type="string" calcext:value-type="string">
            <text:p>game_prop7:</text:p>
          </table:table-cell>
          <table:table-cell office:value-type="float" office:value="38941552" calcext:value-type="float">
            <text:p>38941552</text:p>
          </table:table-cell>
          <table:table-cell office:value-type="float" office:value="94" calcext:value-type="float">
            <text:p>94</text:p>
          </table:table-cell>
          <table:table-cell table:formula="of:=[.B8]/[.C8]" office:value-type="float" office:value="414271.829787234" calcext:value-type="float">
            <text:p>414271.829787234</text:p>
          </table:table-cell>
          <table:table-cell/>
          <table:table-cell office:value-type="float" office:value="443012" calcext:value-type="float">
            <text:p>443012</text:p>
          </table:table-cell>
          <table:table-cell table:formula="of:=[.D8]/[.F8]" office:value-type="float" office:value="0.935125526593487" calcext:value-type="float">
            <text:p>0.935125526593487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meBC75:</text:p>
          </table:table-cell>
          <table:table-cell office:value-type="float" office:value="15966" calcext:value-type="float">
            <text:p>15966</text:p>
          </table:table-cell>
          <table:table-cell office:value-type="float" office:value="94" calcext:value-type="float">
            <text:p>94</text:p>
          </table:table-cell>
          <table:table-cell table:formula="of:=[.B10]/[.C10]" office:value-type="float" office:value="169.851063829787" calcext:value-type="float">
            <text:p>169.851063829787</text:p>
          </table:table-cell>
          <table:table-cell/>
          <table:table-cell office:value-type="float" office:value="432" calcext:value-type="float">
            <text:p>432</text:p>
          </table:table-cell>
          <table:table-cell table:formula="of:=[.D10]/[.F10]" office:value-type="float" office:value="0.393173758865248" calcext:value-type="float">
            <text:p>0.393173758865248</text:p>
          </table:table-cell>
          <table:table-cell table:formula="of:=AVERAGE([.G10:.G34])" office:value-type="float" office:value="0.574673677852011" calcext:value-type="float">
            <text:p>0.574673677852011</text:p>
          </table:table-cell>
        </table:table-row>
        <table:table-row table:style-name="ro1">
          <table:table-cell office:value-type="string" calcext:value-type="string">
            <text:p>gameBC76:</text:p>
          </table:table-cell>
          <table:table-cell office:value-type="float" office:value="2242" calcext:value-type="float">
            <text:p>2242</text:p>
          </table:table-cell>
          <table:table-cell office:value-type="float" office:value="94" calcext:value-type="float">
            <text:p>94</text:p>
          </table:table-cell>
          <table:table-cell table:formula="of:=[.B11]/[.C11]" office:value-type="float" office:value="23.8510638297872" calcext:value-type="float">
            <text:p>23.8510638297872</text:p>
          </table:table-cell>
          <table:table-cell/>
          <table:table-cell office:value-type="float" office:value="351" calcext:value-type="float">
            <text:p>351</text:p>
          </table:table-cell>
          <table:table-cell table:formula="of:=[.D11]/[.F11]" office:value-type="float" office:value="0.0679517488028126" calcext:value-type="float">
            <text:p>0.067951748802813</text:p>
          </table:table-cell>
          <table:table-cell/>
        </table:table-row>
        <table:table-row table:style-name="ro1">
          <table:table-cell office:value-type="string" calcext:value-type="string">
            <text:p>gameBC77:</text:p>
          </table:table-cell>
          <table:table-cell office:value-type="float" office:value="240356" calcext:value-type="float">
            <text:p>240356</text:p>
          </table:table-cell>
          <table:table-cell office:value-type="float" office:value="1534" calcext:value-type="float">
            <text:p>1534</text:p>
          </table:table-cell>
          <table:table-cell table:formula="of:=[.B12]/[.C12]" office:value-type="float" office:value="156.685788787484" calcext:value-type="float">
            <text:p>156.685788787484</text:p>
          </table:table-cell>
          <table:table-cell/>
          <table:table-cell office:value-type="float" office:value="308" calcext:value-type="float">
            <text:p>308</text:p>
          </table:table-cell>
          <table:table-cell table:formula="of:=[.D12]/[.F12]" office:value-type="float" office:value="0.508720093465856" calcext:value-type="float">
            <text:p>0.508720093465856</text:p>
          </table:table-cell>
          <table:table-cell/>
        </table:table-row>
        <table:table-row table:style-name="ro1">
          <table:table-cell office:value-type="string" calcext:value-type="string">
            <text:p>gameBC78:</text:p>
          </table:table-cell>
          <table:table-cell office:value-type="float" office:value="1954" calcext:value-type="float">
            <text:p>1954</text:p>
          </table:table-cell>
          <table:table-cell office:value-type="float" office:value="46" calcext:value-type="float">
            <text:p>46</text:p>
          </table:table-cell>
          <table:table-cell table:formula="of:=[.B13]/[.C13]" office:value-type="float" office:value="42.4782608695652" calcext:value-type="float">
            <text:p>42.4782608695652</text:p>
          </table:table-cell>
          <table:table-cell/>
          <table:table-cell office:value-type="float" office:value="383" calcext:value-type="float">
            <text:p>383</text:p>
          </table:table-cell>
          <table:table-cell table:formula="of:=[.D13]/[.F13]" office:value-type="float" office:value="0.11090929730957" calcext:value-type="float">
            <text:p>0.11090929730957</text:p>
          </table:table-cell>
          <table:table-cell/>
        </table:table-row>
        <table:table-row table:style-name="ro1">
          <table:table-cell office:value-type="string" calcext:value-type="string">
            <text:p>gameBC79:</text:p>
          </table:table-cell>
          <table:table-cell office:value-type="float" office:value="691754" calcext:value-type="float">
            <text:p>691754</text:p>
          </table:table-cell>
          <table:table-cell office:value-type="float" office:value="3070" calcext:value-type="float">
            <text:p>3070</text:p>
          </table:table-cell>
          <table:table-cell table:formula="of:=[.B14]/[.C14]" office:value-type="float" office:value="225.327035830619" calcext:value-type="float">
            <text:p>225.327035830619</text:p>
          </table:table-cell>
          <table:table-cell/>
          <table:table-cell office:value-type="float" office:value="447" calcext:value-type="float">
            <text:p>447</text:p>
          </table:table-cell>
          <table:table-cell table:formula="of:=[.D14]/[.F14]" office:value-type="float" office:value="0.504087328480132" calcext:value-type="float">
            <text:p>0.504087328480132</text:p>
          </table:table-cell>
          <table:table-cell/>
        </table:table-row>
        <table:table-row table:style-name="ro1">
          <table:table-cell office:value-type="string" calcext:value-type="string">
            <text:p>gameBC80:</text:p>
          </table:table-cell>
          <table:table-cell office:value-type="float" office:value="11594" calcext:value-type="float">
            <text:p>11594</text:p>
          </table:table-cell>
          <table:table-cell office:value-type="float" office:value="94" calcext:value-type="float">
            <text:p>94</text:p>
          </table:table-cell>
          <table:table-cell table:formula="of:=[.B15]/[.C15]" office:value-type="float" office:value="123.340425531915" calcext:value-type="float">
            <text:p>123.340425531915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[.D15]/[.F15]" office:value-type="float" office:value="0.629287885366913" calcext:value-type="float">
            <text:p>0.629287885366913</text:p>
          </table:table-cell>
          <table:table-cell/>
        </table:table-row>
        <table:table-row table:style-name="ro1">
          <table:table-cell office:value-type="string" calcext:value-type="string">
            <text:p>gameBC81:</text:p>
          </table:table-cell>
          <table:table-cell office:value-type="float" office:value="88838" calcext:value-type="float">
            <text:p>88838</text:p>
          </table:table-cell>
          <table:table-cell office:value-type="float" office:value="382" calcext:value-type="float">
            <text:p>382</text:p>
          </table:table-cell>
          <table:table-cell table:formula="of:=[.B16]/[.C16]" office:value-type="float" office:value="232.560209424084" calcext:value-type="float">
            <text:p>232.560209424084</text:p>
          </table:table-cell>
          <table:table-cell/>
          <table:table-cell office:value-type="float" office:value="361" calcext:value-type="float">
            <text:p>361</text:p>
          </table:table-cell>
          <table:table-cell table:formula="of:=[.D16]/[.F16]" office:value-type="float" office:value="0.644211106437905" calcext:value-type="float">
            <text:p>0.644211106437905</text:p>
          </table:table-cell>
          <table:table-cell/>
        </table:table-row>
        <table:table-row table:style-name="ro1">
          <table:table-cell office:value-type="string" calcext:value-type="string">
            <text:p>gameBC82:</text:p>
          </table:table-cell>
          <table:table-cell office:value-type="float" office:value="277546" calcext:value-type="float">
            <text:p>277546</text:p>
          </table:table-cell>
          <table:table-cell office:value-type="float" office:value="766" calcext:value-type="float">
            <text:p>766</text:p>
          </table:table-cell>
          <table:table-cell table:formula="of:=[.B17]/[.C17]" office:value-type="float" office:value="362.331592689295" calcext:value-type="float">
            <text:p>362.331592689295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D17]/[.F17]" office:value-type="float" office:value="0.603885987815492" calcext:value-type="float">
            <text:p>0.603885987815492</text:p>
          </table:table-cell>
          <table:table-cell/>
        </table:table-row>
        <table:table-row table:style-name="ro1">
          <table:table-cell office:value-type="string" calcext:value-type="string">
            <text:p>gameBC83:</text:p>
          </table:table-cell>
          <table:table-cell office:value-type="float" office:value="42896" calcext:value-type="float">
            <text:p>42896</text:p>
          </table:table-cell>
          <table:table-cell office:value-type="float" office:value="190" calcext:value-type="float">
            <text:p>190</text:p>
          </table:table-cell>
          <table:table-cell table:formula="of:=[.B18]/[.C18]" office:value-type="float" office:value="225.768421052632" calcext:value-type="float">
            <text:p>225.768421052632</text:p>
          </table:table-cell>
          <table:table-cell/>
          <table:table-cell office:value-type="float" office:value="342" calcext:value-type="float">
            <text:p>342</text:p>
          </table:table-cell>
          <table:table-cell table:formula="of:=[.D18]/[.F18]" office:value-type="float" office:value="0.660141582025239" calcext:value-type="float">
            <text:p>0.660141582025239</text:p>
          </table:table-cell>
          <table:table-cell/>
        </table:table-row>
        <table:table-row table:style-name="ro1">
          <table:table-cell office:value-type="string" calcext:value-type="string">
            <text:p>gameBC84:</text:p>
          </table:table-cell>
          <table:table-cell office:value-type="float" office:value="424358" calcext:value-type="float">
            <text:p>424358</text:p>
          </table:table-cell>
          <table:table-cell office:value-type="float" office:value="6142" calcext:value-type="float">
            <text:p>6142</text:p>
          </table:table-cell>
          <table:table-cell table:formula="of:=[.B19]/[.C19]" office:value-type="float" office:value="69.0911755128623" calcext:value-type="float">
            <text:p>69.0911755128623</text:p>
          </table:table-cell>
          <table:table-cell/>
          <table:table-cell office:value-type="float" office:value="466" calcext:value-type="float">
            <text:p>466</text:p>
          </table:table-cell>
          <table:table-cell table:formula="of:=[.D19]/[.F19]" office:value-type="float" office:value="0.148264325134898" calcext:value-type="float">
            <text:p>0.148264325134898</text:p>
          </table:table-cell>
          <table:table-cell/>
        </table:table-row>
        <table:table-row table:style-name="ro1">
          <table:table-cell office:value-type="string" calcext:value-type="string">
            <text:p>gameBC85:</text:p>
          </table:table-cell>
          <table:table-cell office:value-type="float" office:value="147430" calcext:value-type="float">
            <text:p>147430</text:p>
          </table:table-cell>
          <table:table-cell office:value-type="float" office:value="766" calcext:value-type="float">
            <text:p>766</text:p>
          </table:table-cell>
          <table:table-cell table:formula="of:=[.B20]/[.C20]" office:value-type="float" office:value="192.467362924282" calcext:value-type="float">
            <text:p>192.467362924282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[.D20]/[.F20]" office:value-type="float" office:value="0.718161801956276" calcext:value-type="float">
            <text:p>0.718161801956276</text:p>
          </table:table-cell>
          <table:table-cell/>
        </table:table-row>
        <table:table-row table:style-name="ro1">
          <table:table-cell office:value-type="string" calcext:value-type="string">
            <text:p>gameBC86:</text:p>
          </table:table-cell>
          <table:table-cell office:value-type="float" office:value="263160" calcext:value-type="float">
            <text:p>263160</text:p>
          </table:table-cell>
          <table:table-cell office:value-type="float" office:value="3070" calcext:value-type="float">
            <text:p>3070</text:p>
          </table:table-cell>
          <table:table-cell table:formula="of:=[.B21]/[.C21]" office:value-type="float" office:value="85.7198697068404" calcext:value-type="float">
            <text:p>85.7198697068404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[.D21]/[.F21]" office:value-type="float" office:value="0.54253082092937" calcext:value-type="float">
            <text:p>0.54253082092937</text:p>
          </table:table-cell>
          <table:table-cell/>
        </table:table-row>
        <table:table-row table:style-name="ro1">
          <table:table-cell office:value-type="string" calcext:value-type="string">
            <text:p>gameBC87:</text:p>
          </table:table-cell>
          <table:table-cell office:value-type="float" office:value="166756" calcext:value-type="float">
            <text:p>166756</text:p>
          </table:table-cell>
          <table:table-cell office:value-type="float" office:value="1534" calcext:value-type="float">
            <text:p>1534</text:p>
          </table:table-cell>
          <table:table-cell table:formula="of:=[.B22]/[.C22]" office:value-type="float" office:value="108.70664928292" calcext:value-type="float">
            <text:p>108.70664928292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[.D22]/[.F22]" office:value-type="float" office:value="0.683689618131575" calcext:value-type="float">
            <text:p>0.683689618131575</text:p>
          </table:table-cell>
          <table:table-cell/>
        </table:table-row>
        <table:table-row table:style-name="ro1">
          <table:table-cell office:value-type="string" calcext:value-type="string">
            <text:p>gameBC88:</text:p>
          </table:table-cell>
          <table:table-cell office:value-type="float" office:value="903678" calcext:value-type="float">
            <text:p>903678</text:p>
          </table:table-cell>
          <table:table-cell office:value-type="float" office:value="3070" calcext:value-type="float">
            <text:p>3070</text:p>
          </table:table-cell>
          <table:table-cell table:formula="of:=[.B23]/[.C23]" office:value-type="float" office:value="294.357654723127" calcext:value-type="float">
            <text:p>294.357654723127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D23]/[.F23]" office:value-type="float" office:value="0.490596091205212" calcext:value-type="float">
            <text:p>0.490596091205212</text:p>
          </table:table-cell>
          <table:table-cell/>
        </table:table-row>
        <table:table-row table:style-name="ro1">
          <table:table-cell office:value-type="string" calcext:value-type="string">
            <text:p>gameBC89:</text:p>
          </table:table-cell>
          <table:table-cell office:value-type="float" office:value="22878" calcext:value-type="float">
            <text:p>22878</text:p>
          </table:table-cell>
          <table:table-cell office:value-type="float" office:value="190" calcext:value-type="float">
            <text:p>190</text:p>
          </table:table-cell>
          <table:table-cell table:formula="of:=[.B24]/[.C24]" office:value-type="float" office:value="120.410526315789" calcext:value-type="float">
            <text:p>120.410526315789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[.D24]/[.F24]" office:value-type="float" office:value="0.762091938707528" calcext:value-type="float">
            <text:p>0.762091938707528</text:p>
          </table:table-cell>
          <table:table-cell/>
        </table:table-row>
        <table:table-row table:style-name="ro1">
          <table:table-cell office:value-type="string" calcext:value-type="string">
            <text:p>gameBC90:</text:p>
          </table:table-cell>
          <table:table-cell office:value-type="float" office:value="2913428" calcext:value-type="float">
            <text:p>2913428</text:p>
          </table:table-cell>
          <table:table-cell office:value-type="float" office:value="6142" calcext:value-type="float">
            <text:p>6142</text:p>
          </table:table-cell>
          <table:table-cell table:formula="of:=[.B25]/[.C25]" office:value-type="float" office:value="474.34516444155" calcext:value-type="float">
            <text:p>474.34516444155</text:p>
          </table:table-cell>
          <table:table-cell/>
          <table:table-cell office:value-type="float" office:value="594" calcext:value-type="float">
            <text:p>594</text:p>
          </table:table-cell>
          <table:table-cell table:formula="of:=[.D25]/[.F25]" office:value-type="float" office:value="0.798560882898232" calcext:value-type="float">
            <text:p>0.798560882898232</text:p>
          </table:table-cell>
          <table:table-cell/>
        </table:table-row>
        <table:table-row table:style-name="ro1">
          <table:table-cell office:value-type="string" calcext:value-type="string">
            <text:p>gameBC91:</text:p>
          </table:table-cell>
          <table:table-cell office:value-type="float" office:value="350710" calcext:value-type="float">
            <text:p>350710</text:p>
          </table:table-cell>
          <table:table-cell office:value-type="float" office:value="766" calcext:value-type="float">
            <text:p>766</text:p>
          </table:table-cell>
          <table:table-cell table:formula="of:=[.B26]/[.C26]" office:value-type="float" office:value="457.845953002611" calcext:value-type="float">
            <text:p>457.845953002611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[.D26]/[.F26]" office:value-type="float" office:value="0.847862875930761" calcext:value-type="float">
            <text:p>0.847862875930761</text:p>
          </table:table-cell>
          <table:table-cell/>
        </table:table-row>
        <table:table-row table:style-name="ro1">
          <table:table-cell office:value-type="string" calcext:value-type="string">
            <text:p>gameBC92:</text:p>
          </table:table-cell>
          <table:table-cell office:value-type="float" office:value="56626" calcext:value-type="float">
            <text:p>56626</text:p>
          </table:table-cell>
          <table:table-cell office:value-type="float" office:value="382" calcext:value-type="float">
            <text:p>382</text:p>
          </table:table-cell>
          <table:table-cell table:formula="of:=[.B27]/[.C27]" office:value-type="float" office:value="148.235602094241" calcext:value-type="float">
            <text:p>148.235602094241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D27]/[.F27]" office:value-type="float" office:value="0.442494334609674" calcext:value-type="float">
            <text:p>0.442494334609674</text:p>
          </table:table-cell>
          <table:table-cell/>
        </table:table-row>
        <table:table-row table:style-name="ro1">
          <table:table-cell office:value-type="string" calcext:value-type="string">
            <text:p>gameBC93:</text:p>
          </table:table-cell>
          <table:table-cell office:value-type="float" office:value="6024" calcext:value-type="float">
            <text:p>6024</text:p>
          </table:table-cell>
          <table:table-cell office:value-type="float" office:value="46" calcext:value-type="float">
            <text:p>46</text:p>
          </table:table-cell>
          <table:table-cell table:formula="of:=[.B28]/[.C28]" office:value-type="float" office:value="130.95652173913" calcext:value-type="float">
            <text:p>130.95652173913</text:p>
          </table:table-cell>
          <table:table-cell/>
          <table:table-cell office:value-type="float" office:value="597" calcext:value-type="float">
            <text:p>597</text:p>
          </table:table-cell>
          <table:table-cell table:formula="of:=[.D28]/[.F28]" office:value-type="float" office:value="0.21935765785449" calcext:value-type="float">
            <text:p>0.21935765785449</text:p>
          </table:table-cell>
          <table:table-cell/>
        </table:table-row>
        <table:table-row table:style-name="ro1">
          <table:table-cell office:value-type="string" calcext:value-type="string">
            <text:p>gameBC94:</text:p>
          </table:table-cell>
          <table:table-cell office:value-type="float" office:value="10000" calcext:value-type="float">
            <text:p>10000</text:p>
          </table:table-cell>
          <table:table-cell office:value-type="float" office:value="94" calcext:value-type="float">
            <text:p>94</text:p>
          </table:table-cell>
          <table:table-cell table:formula="of:=[.B29]/[.C29]" office:value-type="float" office:value="106.382978723404" calcext:value-type="float">
            <text:p>106.382978723404</text:p>
          </table:table-cell>
          <table:table-cell/>
          <table:table-cell office:value-type="float" office:value="246" calcext:value-type="float">
            <text:p>246</text:p>
          </table:table-cell>
          <table:table-cell table:formula="of:=[.D29]/[.F29]" office:value-type="float" office:value="0.432451133021969" calcext:value-type="float">
            <text:p>0.432451133021969</text:p>
          </table:table-cell>
          <table:table-cell/>
        </table:table-row>
        <table:table-row table:style-name="ro1">
          <table:table-cell office:value-type="string" calcext:value-type="string">
            <text:p>gameBC95:</text:p>
          </table:table-cell>
          <table:table-cell office:value-type="float" office:value="120074" calcext:value-type="float">
            <text:p>120074</text:p>
          </table:table-cell>
          <table:table-cell office:value-type="float" office:value="1458" calcext:value-type="float">
            <text:p>1458</text:p>
          </table:table-cell>
          <table:table-cell table:formula="of:=[.B30]/[.C30]" office:value-type="float" office:value="82.3552812071331" calcext:value-type="float">
            <text:p>82.3552812071331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D30]/[.F30]" office:value-type="float" office:value="0.722414747430992" calcext:value-type="float">
            <text:p>0.722414747430992</text:p>
          </table:table-cell>
          <table:table-cell/>
        </table:table-row>
        <table:table-row table:style-name="ro1">
          <table:table-cell office:value-type="string" calcext:value-type="string">
            <text:p>gameBC96:</text:p>
          </table:table-cell>
          <table:table-cell office:value-type="float" office:value="398108" calcext:value-type="float">
            <text:p>398108</text:p>
          </table:table-cell>
          <table:table-cell office:value-type="float" office:value="766" calcext:value-type="float">
            <text:p>766</text:p>
          </table:table-cell>
          <table:table-cell table:formula="of:=[.B31]/[.C31]" office:value-type="float" office:value="519.723237597911" calcext:value-type="float">
            <text:p>519.723237597911</text:p>
          </table:table-cell>
          <table:table-cell/>
          <table:table-cell office:value-type="float" office:value="588" calcext:value-type="float">
            <text:p>588</text:p>
          </table:table-cell>
          <table:table-cell table:formula="of:=[.D31]/[.F31]" office:value-type="float" office:value="0.883883057139305" calcext:value-type="float">
            <text:p>0.883883057139305</text:p>
          </table:table-cell>
          <table:table-cell/>
        </table:table-row>
        <table:table-row table:style-name="ro1">
          <table:table-cell office:value-type="string" calcext:value-type="string">
            <text:p>gameBC97:</text:p>
          </table:table-cell>
          <table:table-cell office:value-type="float" office:value="356266" calcext:value-type="float">
            <text:p>356266</text:p>
          </table:table-cell>
          <table:table-cell office:value-type="float" office:value="766" calcext:value-type="float">
            <text:p>766</text:p>
          </table:table-cell>
          <table:table-cell table:formula="of:=[.B32]/[.C32]" office:value-type="float" office:value="465.099216710183" calcext:value-type="float">
            <text:p>465.099216710183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D32]/[.F32]" office:value-type="float" office:value="0.911959248451339" calcext:value-type="float">
            <text:p>0.911959248451339</text:p>
          </table:table-cell>
          <table:table-cell/>
        </table:table-row>
        <table:table-row table:style-name="ro1">
          <table:table-cell office:value-type="string" calcext:value-type="string">
            <text:p>gameBC98:</text:p>
          </table:table-cell>
          <table:table-cell office:value-type="float" office:value="49560" calcext:value-type="float">
            <text:p>49560</text:p>
          </table:table-cell>
          <table:table-cell office:value-type="float" office:value="94" calcext:value-type="float">
            <text:p>94</text:p>
          </table:table-cell>
          <table:table-cell table:formula="of:=[.B33]/[.C33]" office:value-type="float" office:value="527.234042553191" calcext:value-type="float">
            <text:p>527.234042553191</text:p>
          </table:table-cell>
          <table:table-cell/>
          <table:table-cell office:value-type="float" office:value="591" calcext:value-type="float">
            <text:p>591</text:p>
          </table:table-cell>
          <table:table-cell table:formula="of:=[.D33]/[.F33]" office:value-type="float" office:value="0.89210497893941" calcext:value-type="float">
            <text:p>0.89210497893941</text:p>
          </table:table-cell>
          <table:table-cell/>
        </table:table-row>
        <table:table-row table:style-name="ro1">
          <table:table-cell office:value-type="string" calcext:value-type="string">
            <text:p>gameBC99:</text:p>
          </table:table-cell>
          <table:table-cell office:value-type="float" office:value="25314" calcext:value-type="float">
            <text:p>25314</text:p>
          </table:table-cell>
          <table:table-cell office:value-type="float" office:value="94" calcext:value-type="float">
            <text:p>94</text:p>
          </table:table-cell>
          <table:table-cell table:formula="of:=[.B34]/[.C34]" office:value-type="float" office:value="269.297872340426" calcext:value-type="float">
            <text:p>269.297872340426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D34]/[.F34]" office:value-type="float" office:value="0.748049645390071" calcext:value-type="float">
            <text:p>0.74804964539007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meFC75:</text:p>
          </table:table-cell>
          <table:table-cell office:value-type="float" office:value="29816" calcext:value-type="float">
            <text:p>29816</text:p>
          </table:table-cell>
          <table:table-cell office:value-type="float" office:value="94" calcext:value-type="float">
            <text:p>94</text:p>
          </table:table-cell>
          <table:table-cell table:formula="of:=[.B36]/[.C36]" office:value-type="float" office:value="317.191489361702" calcext:value-type="float">
            <text:p>317.191489361702</text:p>
          </table:table-cell>
          <table:table-cell/>
          <table:table-cell office:value-type="float" office:value="432" calcext:value-type="float">
            <text:p>432</text:p>
          </table:table-cell>
          <table:table-cell table:formula="of:=[.D36]/[.F36]" office:value-type="float" office:value="0.734239558707644" calcext:value-type="float">
            <text:p>0.734239558707644</text:p>
          </table:table-cell>
          <table:table-cell table:formula="of:=AVERAGE([.G36:.G60])" office:value-type="float" office:value="0.824906089396683" calcext:value-type="float">
            <text:p>0.824906089396683</text:p>
          </table:table-cell>
        </table:table-row>
        <table:table-row table:style-name="ro1">
          <table:table-cell office:value-type="string" calcext:value-type="string">
            <text:p>gameFC76:</text:p>
          </table:table-cell>
          <table:table-cell office:value-type="float" office:value="6244" calcext:value-type="float">
            <text:p>6244</text:p>
          </table:table-cell>
          <table:table-cell office:value-type="float" office:value="94" calcext:value-type="float">
            <text:p>94</text:p>
          </table:table-cell>
          <table:table-cell table:formula="of:=[.B37]/[.C37]" office:value-type="float" office:value="66.4255319148936" calcext:value-type="float">
            <text:p>66.4255319148936</text:p>
          </table:table-cell>
          <table:table-cell/>
          <table:table-cell office:value-type="float" office:value="351" calcext:value-type="float">
            <text:p>351</text:p>
          </table:table-cell>
          <table:table-cell table:formula="of:=[.D37]/[.F37]" office:value-type="float" office:value="0.189246529672062" calcext:value-type="float">
            <text:p>0.189246529672062</text:p>
          </table:table-cell>
          <table:table-cell/>
        </table:table-row>
        <table:table-row table:style-name="ro1">
          <table:table-cell office:value-type="string" calcext:value-type="string">
            <text:p>gameFC77:</text:p>
          </table:table-cell>
          <table:table-cell office:value-type="float" office:value="403334" calcext:value-type="float">
            <text:p>403334</text:p>
          </table:table-cell>
          <table:table-cell office:value-type="float" office:value="1534" calcext:value-type="float">
            <text:p>1534</text:p>
          </table:table-cell>
          <table:table-cell table:formula="of:=[.B38]/[.C38]" office:value-type="float" office:value="262.929595827901" calcext:value-type="float">
            <text:p>262.929595827901</text:p>
          </table:table-cell>
          <table:table-cell/>
          <table:table-cell office:value-type="float" office:value="308" calcext:value-type="float">
            <text:p>308</text:p>
          </table:table-cell>
          <table:table-cell table:formula="of:=[.D38]/[.F38]" office:value-type="float" office:value="0.853667518921756" calcext:value-type="float">
            <text:p>0.853667518921756</text:p>
          </table:table-cell>
          <table:table-cell/>
        </table:table-row>
        <table:table-row table:style-name="ro1">
          <table:table-cell office:value-type="string" calcext:value-type="string">
            <text:p>gameFC78:</text:p>
          </table:table-cell>
          <table:table-cell office:value-type="float" office:value="3302" calcext:value-type="float">
            <text:p>3302</text:p>
          </table:table-cell>
          <table:table-cell office:value-type="float" office:value="46" calcext:value-type="float">
            <text:p>46</text:p>
          </table:table-cell>
          <table:table-cell table:formula="of:=[.B39]/[.C39]" office:value-type="float" office:value="71.7826086956522" calcext:value-type="float">
            <text:p>71.7826086956522</text:p>
          </table:table-cell>
          <table:table-cell/>
          <table:table-cell office:value-type="float" office:value="383" calcext:value-type="float">
            <text:p>383</text:p>
          </table:table-cell>
          <table:table-cell table:formula="of:=[.D39]/[.F39]" office:value-type="float" office:value="0.187421954818935" calcext:value-type="float">
            <text:p>0.187421954818935</text:p>
          </table:table-cell>
          <table:table-cell/>
        </table:table-row>
        <table:table-row table:style-name="ro1">
          <table:table-cell office:value-type="string" calcext:value-type="string">
            <text:p>gameFC79:</text:p>
          </table:table-cell>
          <table:table-cell office:value-type="float" office:value="1176266" calcext:value-type="float">
            <text:p>1176266</text:p>
          </table:table-cell>
          <table:table-cell office:value-type="float" office:value="3070" calcext:value-type="float">
            <text:p>3070</text:p>
          </table:table-cell>
          <table:table-cell table:formula="of:=[.B40]/[.C40]" office:value-type="float" office:value="383.148534201954" calcext:value-type="float">
            <text:p>383.148534201954</text:p>
          </table:table-cell>
          <table:table-cell/>
          <table:table-cell office:value-type="float" office:value="447" calcext:value-type="float">
            <text:p>447</text:p>
          </table:table-cell>
          <table:table-cell table:formula="of:=[.D40]/[.F40]" office:value-type="float" office:value="0.857155557498779" calcext:value-type="float">
            <text:p>0.857155557498779</text:p>
          </table:table-cell>
          <table:table-cell/>
        </table:table-row>
        <table:table-row table:style-name="ro1">
          <table:table-cell office:value-type="string" calcext:value-type="string">
            <text:p>gameFC80:</text:p>
          </table:table-cell>
          <table:table-cell office:value-type="float" office:value="15864" calcext:value-type="float">
            <text:p>15864</text:p>
          </table:table-cell>
          <table:table-cell office:value-type="float" office:value="94" calcext:value-type="float">
            <text:p>94</text:p>
          </table:table-cell>
          <table:table-cell table:formula="of:=[.B41]/[.C41]" office:value-type="float" office:value="168.765957446809" calcext:value-type="float">
            <text:p>168.765957446809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[.D41]/[.F41]" office:value-type="float" office:value="0.861050803300043" calcext:value-type="float">
            <text:p>0.861050803300043</text:p>
          </table:table-cell>
          <table:table-cell/>
        </table:table-row>
        <table:table-row table:style-name="ro1">
          <table:table-cell office:value-type="string" calcext:value-type="string">
            <text:p>gameFC81:</text:p>
          </table:table-cell>
          <table:table-cell office:value-type="float" office:value="130092" calcext:value-type="float">
            <text:p>130092</text:p>
          </table:table-cell>
          <table:table-cell office:value-type="float" office:value="382" calcext:value-type="float">
            <text:p>382</text:p>
          </table:table-cell>
          <table:table-cell table:formula="of:=[.B42]/[.C42]" office:value-type="float" office:value="340.55497382199" calcext:value-type="float">
            <text:p>340.55497382199</text:p>
          </table:table-cell>
          <table:table-cell/>
          <table:table-cell office:value-type="float" office:value="361" calcext:value-type="float">
            <text:p>361</text:p>
          </table:table-cell>
          <table:table-cell table:formula="of:=[.D42]/[.F42]" office:value-type="float" office:value="0.943365578454265" calcext:value-type="float">
            <text:p>0.943365578454265</text:p>
          </table:table-cell>
          <table:table-cell/>
        </table:table-row>
        <table:table-row table:style-name="ro1">
          <table:table-cell office:value-type="string" calcext:value-type="string">
            <text:p>gameFC82:</text:p>
          </table:table-cell>
          <table:table-cell office:value-type="float" office:value="416322" calcext:value-type="float">
            <text:p>416322</text:p>
          </table:table-cell>
          <table:table-cell office:value-type="float" office:value="766" calcext:value-type="float">
            <text:p>766</text:p>
          </table:table-cell>
          <table:table-cell table:formula="of:=[.B43]/[.C43]" office:value-type="float" office:value="543.501305483029" calcext:value-type="float">
            <text:p>543.501305483029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D43]/[.F43]" office:value-type="float" office:value="0.905835509138381" calcext:value-type="float">
            <text:p>0.905835509138381</text:p>
          </table:table-cell>
          <table:table-cell/>
        </table:table-row>
        <table:table-row table:style-name="ro1">
          <table:table-cell office:value-type="string" calcext:value-type="string">
            <text:p>gameFC83:</text:p>
          </table:table-cell>
          <table:table-cell office:value-type="float" office:value="59680" calcext:value-type="float">
            <text:p>59680</text:p>
          </table:table-cell>
          <table:table-cell office:value-type="float" office:value="190" calcext:value-type="float">
            <text:p>190</text:p>
          </table:table-cell>
          <table:table-cell table:formula="of:=[.B44]/[.C44]" office:value-type="float" office:value="314.105263157895" calcext:value-type="float">
            <text:p>314.105263157895</text:p>
          </table:table-cell>
          <table:table-cell/>
          <table:table-cell office:value-type="float" office:value="342" calcext:value-type="float">
            <text:p>342</text:p>
          </table:table-cell>
          <table:table-cell table:formula="of:=[.D44]/[.F44]" office:value-type="float" office:value="0.918436441982148" calcext:value-type="float">
            <text:p>0.918436441982148</text:p>
          </table:table-cell>
          <table:table-cell/>
        </table:table-row>
        <table:table-row table:style-name="ro1">
          <table:table-cell office:value-type="string" calcext:value-type="string">
            <text:p>gameFC84:</text:p>
          </table:table-cell>
          <table:table-cell office:value-type="float" office:value="990132" calcext:value-type="float">
            <text:p>990132</text:p>
          </table:table-cell>
          <table:table-cell office:value-type="float" office:value="6142" calcext:value-type="float">
            <text:p>6142</text:p>
          </table:table-cell>
          <table:table-cell table:formula="of:=[.B45]/[.C45]" office:value-type="float" office:value="161.206773038098" calcext:value-type="float">
            <text:p>161.206773038098</text:p>
          </table:table-cell>
          <table:table-cell/>
          <table:table-cell office:value-type="float" office:value="466" calcext:value-type="float">
            <text:p>466</text:p>
          </table:table-cell>
          <table:table-cell table:formula="of:=[.D45]/[.F45]" office:value-type="float" office:value="0.345937281197636" calcext:value-type="float">
            <text:p>0.345937281197636</text:p>
          </table:table-cell>
          <table:table-cell/>
        </table:table-row>
        <table:table-row table:style-name="ro1">
          <table:table-cell office:value-type="string" calcext:value-type="string">
            <text:p>gameFC85:</text:p>
          </table:table-cell>
          <table:table-cell office:value-type="float" office:value="196466" calcext:value-type="float">
            <text:p>196466</text:p>
          </table:table-cell>
          <table:table-cell office:value-type="float" office:value="766" calcext:value-type="float">
            <text:p>766</text:p>
          </table:table-cell>
          <table:table-cell table:formula="of:=[.B46]/[.C46]" office:value-type="float" office:value="256.483028720627" calcext:value-type="float">
            <text:p>256.483028720627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[.D46]/[.F46]" office:value-type="float" office:value="0.957026226569502" calcext:value-type="float">
            <text:p>0.957026226569502</text:p>
          </table:table-cell>
          <table:table-cell/>
        </table:table-row>
        <table:table-row table:style-name="ro1">
          <table:table-cell office:value-type="string" calcext:value-type="string">
            <text:p>gameFC86:</text:p>
          </table:table-cell>
          <table:table-cell office:value-type="float" office:value="396646" calcext:value-type="float">
            <text:p>396646</text:p>
          </table:table-cell>
          <table:table-cell office:value-type="float" office:value="3066" calcext:value-type="float">
            <text:p>3066</text:p>
          </table:table-cell>
          <table:table-cell table:formula="of:=[.B47]/[.C47]" office:value-type="float" office:value="129.369210697978" calcext:value-type="float">
            <text:p>129.369210697978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[.D47]/[.F47]" office:value-type="float" office:value="0.818792472772011" calcext:value-type="float">
            <text:p>0.818792472772011</text:p>
          </table:table-cell>
          <table:table-cell/>
        </table:table-row>
        <table:table-row table:style-name="ro1">
          <table:table-cell office:value-type="string" calcext:value-type="string">
            <text:p>gameFC87:</text:p>
          </table:table-cell>
          <table:table-cell office:value-type="float" office:value="230638" calcext:value-type="float">
            <text:p>230638</text:p>
          </table:table-cell>
          <table:table-cell office:value-type="float" office:value="1526" calcext:value-type="float">
            <text:p>1526</text:p>
          </table:table-cell>
          <table:table-cell table:formula="of:=[.B48]/[.C48]" office:value-type="float" office:value="151.138925294889" calcext:value-type="float">
            <text:p>151.138925294889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[.D48]/[.F48]" office:value-type="float" office:value="0.950559278584205" calcext:value-type="float">
            <text:p>0.950559278584205</text:p>
          </table:table-cell>
          <table:table-cell/>
        </table:table-row>
        <table:table-row table:style-name="ro1">
          <table:table-cell office:value-type="string" calcext:value-type="string">
            <text:p>gameFC88:</text:p>
          </table:table-cell>
          <table:table-cell office:value-type="float" office:value="1514950" calcext:value-type="float">
            <text:p>1514950</text:p>
          </table:table-cell>
          <table:table-cell office:value-type="float" office:value="3070" calcext:value-type="float">
            <text:p>3070</text:p>
          </table:table-cell>
          <table:table-cell table:formula="of:=[.B49]/[.C49]" office:value-type="float" office:value="493.469055374593" calcext:value-type="float">
            <text:p>493.469055374593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D49]/[.F49]" office:value-type="float" office:value="0.822448425624321" calcext:value-type="float">
            <text:p>0.822448425624321</text:p>
          </table:table-cell>
          <table:table-cell/>
        </table:table-row>
        <table:table-row table:style-name="ro1">
          <table:table-cell office:value-type="string" calcext:value-type="string">
            <text:p>gameFC89:</text:p>
          </table:table-cell>
          <table:table-cell office:value-type="float" office:value="28492" calcext:value-type="float">
            <text:p>28492</text:p>
          </table:table-cell>
          <table:table-cell office:value-type="float" office:value="188" calcext:value-type="float">
            <text:p>188</text:p>
          </table:table-cell>
          <table:table-cell table:formula="of:=[.B50]/[.C50]" office:value-type="float" office:value="151.553191489362" calcext:value-type="float">
            <text:p>151.553191489362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[.D50]/[.F50]" office:value-type="float" office:value="0.959197414489631" calcext:value-type="float">
            <text:p>0.959197414489631</text:p>
          </table:table-cell>
          <table:table-cell/>
        </table:table-row>
        <table:table-row table:style-name="ro1">
          <table:table-cell office:value-type="string" calcext:value-type="string">
            <text:p>gameFC90:</text:p>
          </table:table-cell>
          <table:table-cell office:value-type="float" office:value="3493516" calcext:value-type="float">
            <text:p>3493516</text:p>
          </table:table-cell>
          <table:table-cell office:value-type="float" office:value="6142" calcext:value-type="float">
            <text:p>6142</text:p>
          </table:table-cell>
          <table:table-cell table:formula="of:=[.B51]/[.C51]" office:value-type="float" office:value="568.791273200912" calcext:value-type="float">
            <text:p>568.791273200912</text:p>
          </table:table-cell>
          <table:table-cell/>
          <table:table-cell office:value-type="float" office:value="594" calcext:value-type="float">
            <text:p>594</text:p>
          </table:table-cell>
          <table:table-cell table:formula="of:=[.D51]/[.F51]" office:value-type="float" office:value="0.957561065994801" calcext:value-type="float">
            <text:p>0.957561065994801</text:p>
          </table:table-cell>
          <table:table-cell/>
        </table:table-row>
        <table:table-row table:style-name="ro1">
          <table:table-cell office:value-type="string" calcext:value-type="string">
            <text:p>gameFC91:</text:p>
          </table:table-cell>
          <table:table-cell office:value-type="float" office:value="405288" calcext:value-type="float">
            <text:p>405288</text:p>
          </table:table-cell>
          <table:table-cell office:value-type="float" office:value="766" calcext:value-type="float">
            <text:p>766</text:p>
          </table:table-cell>
          <table:table-cell table:formula="of:=[.B52]/[.C52]" office:value-type="float" office:value="529.096605744125" calcext:value-type="float">
            <text:p>529.096605744125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[.D52]/[.F52]" office:value-type="float" office:value="0.979808529155788" calcext:value-type="float">
            <text:p>0.979808529155788</text:p>
          </table:table-cell>
          <table:table-cell/>
        </table:table-row>
        <table:table-row table:style-name="ro1">
          <table:table-cell office:value-type="string" calcext:value-type="string">
            <text:p>gameFC92:</text:p>
          </table:table-cell>
          <table:table-cell office:value-type="float" office:value="117072" calcext:value-type="float">
            <text:p>117072</text:p>
          </table:table-cell>
          <table:table-cell office:value-type="float" office:value="382" calcext:value-type="float">
            <text:p>382</text:p>
          </table:table-cell>
          <table:table-cell table:formula="of:=[.B53]/[.C53]" office:value-type="float" office:value="306.471204188482" calcext:value-type="float">
            <text:p>306.471204188482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D53]/[.F53]" office:value-type="float" office:value="0.914839415488005" calcext:value-type="float">
            <text:p>0.914839415488005</text:p>
          </table:table-cell>
          <table:table-cell/>
        </table:table-row>
        <table:table-row table:style-name="ro1">
          <table:table-cell office:value-type="string" calcext:value-type="string">
            <text:p>gameFC93:</text:p>
          </table:table-cell>
          <table:table-cell office:value-type="float" office:value="18672" calcext:value-type="float">
            <text:p>18672</text:p>
          </table:table-cell>
          <table:table-cell office:value-type="float" office:value="46" calcext:value-type="float">
            <text:p>46</text:p>
          </table:table-cell>
          <table:table-cell table:formula="of:=[.B54]/[.C54]" office:value-type="float" office:value="405.913043478261" calcext:value-type="float">
            <text:p>405.913043478261</text:p>
          </table:table-cell>
          <table:table-cell/>
          <table:table-cell office:value-type="float" office:value="597" calcext:value-type="float">
            <text:p>597</text:p>
          </table:table-cell>
          <table:table-cell table:formula="of:=[.D54]/[.F54]" office:value-type="float" office:value="0.679921345859733" calcext:value-type="float">
            <text:p>0.679921345859733</text:p>
          </table:table-cell>
          <table:table-cell/>
        </table:table-row>
        <table:table-row table:style-name="ro1">
          <table:table-cell office:value-type="string" calcext:value-type="string">
            <text:p>gameFC94:</text:p>
          </table:table-cell>
          <table:table-cell office:value-type="float" office:value="20120" calcext:value-type="float">
            <text:p>20120</text:p>
          </table:table-cell>
          <table:table-cell office:value-type="float" office:value="88" calcext:value-type="float">
            <text:p>88</text:p>
          </table:table-cell>
          <table:table-cell table:formula="of:=[.B55]/[.C55]" office:value-type="float" office:value="228.636363636364" calcext:value-type="float">
            <text:p>228.636363636364</text:p>
          </table:table-cell>
          <table:table-cell/>
          <table:table-cell office:value-type="float" office:value="246" calcext:value-type="float">
            <text:p>246</text:p>
          </table:table-cell>
          <table:table-cell table:formula="of:=[.D55]/[.F55]" office:value-type="float" office:value="0.929416112342942" calcext:value-type="float">
            <text:p>0.929416112342942</text:p>
          </table:table-cell>
          <table:table-cell/>
        </table:table-row>
        <table:table-row table:style-name="ro1">
          <table:table-cell office:value-type="string" calcext:value-type="string">
            <text:p>gameFC95:</text:p>
          </table:table-cell>
          <table:table-cell office:value-type="float" office:value="160606" calcext:value-type="float">
            <text:p>160606</text:p>
          </table:table-cell>
          <table:table-cell office:value-type="float" office:value="1504" calcext:value-type="float">
            <text:p>1504</text:p>
          </table:table-cell>
          <table:table-cell table:formula="of:=[.B56]/[.C56]" office:value-type="float" office:value="106.785904255319" calcext:value-type="float">
            <text:p>106.785904255319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D56]/[.F56]" office:value-type="float" office:value="0.936718458379993" calcext:value-type="float">
            <text:p>0.936718458379993</text:p>
          </table:table-cell>
          <table:table-cell/>
        </table:table-row>
        <table:table-row table:style-name="ro1">
          <table:table-cell office:value-type="string" calcext:value-type="string">
            <text:p>gameFC96:</text:p>
          </table:table-cell>
          <table:table-cell office:value-type="float" office:value="442182" calcext:value-type="float">
            <text:p>442182</text:p>
          </table:table-cell>
          <table:table-cell office:value-type="float" office:value="760" calcext:value-type="float">
            <text:p>760</text:p>
          </table:table-cell>
          <table:table-cell table:formula="of:=[.B57]/[.C57]" office:value-type="float" office:value="581.818421052632" calcext:value-type="float">
            <text:p>581.818421052632</text:p>
          </table:table-cell>
          <table:table-cell/>
          <table:table-cell office:value-type="float" office:value="588" calcext:value-type="float">
            <text:p>588</text:p>
          </table:table-cell>
          <table:table-cell table:formula="of:=[.D57]/[.F57]" office:value-type="float" office:value="0.989487110633727" calcext:value-type="float">
            <text:p>0.989487110633727</text:p>
          </table:table-cell>
          <table:table-cell/>
        </table:table-row>
        <table:table-row table:style-name="ro1">
          <table:table-cell office:value-type="string" calcext:value-type="string">
            <text:p>gameFC97:</text:p>
          </table:table-cell>
          <table:table-cell office:value-type="float" office:value="377068" calcext:value-type="float">
            <text:p>377068</text:p>
          </table:table-cell>
          <table:table-cell office:value-type="float" office:value="746" calcext:value-type="float">
            <text:p>746</text:p>
          </table:table-cell>
          <table:table-cell table:formula="of:=[.B58]/[.C58]" office:value-type="float" office:value="505.45308310992" calcext:value-type="float">
            <text:p>505.45308310992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D58]/[.F58]" office:value-type="float" office:value="0.991084476686117" calcext:value-type="float">
            <text:p>0.991084476686117</text:p>
          </table:table-cell>
          <table:table-cell/>
        </table:table-row>
        <table:table-row table:style-name="ro1">
          <table:table-cell office:value-type="string" calcext:value-type="string">
            <text:p>gameFC98:</text:p>
          </table:table-cell>
          <table:table-cell office:value-type="float" office:value="47200" calcext:value-type="float">
            <text:p>47200</text:p>
          </table:table-cell>
          <table:table-cell office:value-type="float" office:value="82" calcext:value-type="float">
            <text:p>82</text:p>
          </table:table-cell>
          <table:table-cell table:formula="of:=[.B59]/[.C59]" office:value-type="float" office:value="575.609756097561" calcext:value-type="float">
            <text:p>575.609756097561</text:p>
          </table:table-cell>
          <table:table-cell/>
          <table:table-cell office:value-type="float" office:value="591" calcext:value-type="float">
            <text:p>591</text:p>
          </table:table-cell>
          <table:table-cell table:formula="of:=[.D59]/[.F59]" office:value-type="float" office:value="0.973958978168462" calcext:value-type="float">
            <text:p>0.973958978168462</text:p>
          </table:table-cell>
          <table:table-cell/>
        </table:table-row>
        <table:table-row table:style-name="ro1">
          <table:table-cell office:value-type="string" calcext:value-type="string">
            <text:p>gameFC99:</text:p>
          </table:table-cell>
          <table:table-cell office:value-type="float" office:value="29196" calcext:value-type="float">
            <text:p>29196</text:p>
          </table:table-cell>
          <table:table-cell office:value-type="float" office:value="84" calcext:value-type="float">
            <text:p>84</text:p>
          </table:table-cell>
          <table:table-cell table:formula="of:=[.B60]/[.C60]" office:value-type="float" office:value="347.571428571429" calcext:value-type="float">
            <text:p>347.571428571429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D60]/[.F60]" office:value-type="float" office:value="0.96547619047619" calcext:value-type="float">
            <text:p>0.96547619047619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meFF75:</text:p>
          </table:table-cell>
          <table:table-cell office:value-type="float" office:value="34386" calcext:value-type="float">
            <text:p>34386</text:p>
          </table:table-cell>
          <table:table-cell office:value-type="float" office:value="94" calcext:value-type="float">
            <text:p>94</text:p>
          </table:table-cell>
          <table:table-cell table:formula="of:=[.B62]/[.C62]" office:value-type="float" office:value="365.808510638298" calcext:value-type="float">
            <text:p>365.808510638298</text:p>
          </table:table-cell>
          <table:table-cell/>
          <table:table-cell office:value-type="float" office:value="432" calcext:value-type="float">
            <text:p>432</text:p>
          </table:table-cell>
          <table:table-cell table:formula="of:=[.D62]/[.F62]" office:value-type="float" office:value="0.846778959810875" calcext:value-type="float">
            <text:p>0.846778959810875</text:p>
          </table:table-cell>
          <table:table-cell table:formula="of:=AVERAGE([.G62:.G86])" office:value-type="float" office:value="0.867224224116605" calcext:value-type="float">
            <text:p>0.867224224116605</text:p>
          </table:table-cell>
        </table:table-row>
        <table:table-row table:style-name="ro1">
          <table:table-cell office:value-type="string" calcext:value-type="string">
            <text:p>gameFF76:</text:p>
          </table:table-cell>
          <table:table-cell office:value-type="float" office:value="15924" calcext:value-type="float">
            <text:p>15924</text:p>
          </table:table-cell>
          <table:table-cell office:value-type="float" office:value="82" calcext:value-type="float">
            <text:p>82</text:p>
          </table:table-cell>
          <table:table-cell table:formula="of:=[.B63]/[.C63]" office:value-type="float" office:value="194.19512195122" calcext:value-type="float">
            <text:p>194.19512195122</text:p>
          </table:table-cell>
          <table:table-cell/>
          <table:table-cell office:value-type="float" office:value="351" calcext:value-type="float">
            <text:p>351</text:p>
          </table:table-cell>
          <table:table-cell table:formula="of:=[.D63]/[.F63]" office:value-type="float" office:value="0.55326245570148" calcext:value-type="float">
            <text:p>0.55326245570148</text:p>
          </table:table-cell>
          <table:table-cell/>
        </table:table-row>
        <table:table-row table:style-name="ro1">
          <table:table-cell office:value-type="string" calcext:value-type="string">
            <text:p>gameFF77:</text:p>
          </table:table-cell>
          <table:table-cell office:value-type="float" office:value="450232" calcext:value-type="float">
            <text:p>450232</text:p>
          </table:table-cell>
          <table:table-cell office:value-type="float" office:value="1534" calcext:value-type="float">
            <text:p>1534</text:p>
          </table:table-cell>
          <table:table-cell table:formula="of:=[.B64]/[.C64]" office:value-type="float" office:value="293.501955671447" calcext:value-type="float">
            <text:p>293.501955671447</text:p>
          </table:table-cell>
          <table:table-cell/>
          <table:table-cell office:value-type="float" office:value="308" calcext:value-type="float">
            <text:p>308</text:p>
          </table:table-cell>
          <table:table-cell table:formula="of:=[.D64]/[.F64]" office:value-type="float" office:value="0.952928427504699" calcext:value-type="float">
            <text:p>0.952928427504699</text:p>
          </table:table-cell>
          <table:table-cell/>
        </table:table-row>
        <table:table-row table:style-name="ro1">
          <table:table-cell office:value-type="string" calcext:value-type="string">
            <text:p>gameFF78:</text:p>
          </table:table-cell>
          <table:table-cell office:value-type="float" office:value="6534" calcext:value-type="float">
            <text:p>6534</text:p>
          </table:table-cell>
          <table:table-cell office:value-type="float" office:value="46" calcext:value-type="float">
            <text:p>46</text:p>
          </table:table-cell>
          <table:table-cell table:formula="of:=[.B65]/[.C65]" office:value-type="float" office:value="142.04347826087" calcext:value-type="float">
            <text:p>142.04347826087</text:p>
          </table:table-cell>
          <table:table-cell/>
          <table:table-cell office:value-type="float" office:value="383" calcext:value-type="float">
            <text:p>383</text:p>
          </table:table-cell>
          <table:table-cell table:formula="of:=[.D65]/[.F65]" office:value-type="float" office:value="0.370870700420025" calcext:value-type="float">
            <text:p>0.370870700420025</text:p>
          </table:table-cell>
          <table:table-cell/>
        </table:table-row>
        <table:table-row table:style-name="ro1">
          <table:table-cell office:value-type="string" calcext:value-type="string">
            <text:p>gameFF79:</text:p>
          </table:table-cell>
          <table:table-cell office:value-type="float" office:value="1289408" calcext:value-type="float">
            <text:p>1289408</text:p>
          </table:table-cell>
          <table:table-cell office:value-type="float" office:value="3070" calcext:value-type="float">
            <text:p>3070</text:p>
          </table:table-cell>
          <table:table-cell table:formula="of:=[.B66]/[.C66]" office:value-type="float" office:value="420.002605863192" calcext:value-type="float">
            <text:p>420.002605863192</text:p>
          </table:table-cell>
          <table:table-cell/>
          <table:table-cell office:value-type="float" office:value="447" calcext:value-type="float">
            <text:p>447</text:p>
          </table:table-cell>
          <table:table-cell table:formula="of:=[.D66]/[.F66]" office:value-type="float" office:value="0.939603145107813" calcext:value-type="float">
            <text:p>0.939603145107813</text:p>
          </table:table-cell>
          <table:table-cell/>
        </table:table-row>
        <table:table-row table:style-name="ro1">
          <table:table-cell office:value-type="string" calcext:value-type="string">
            <text:p>gameFF80:</text:p>
          </table:table-cell>
          <table:table-cell office:value-type="float" office:value="15760" calcext:value-type="float">
            <text:p>15760</text:p>
          </table:table-cell>
          <table:table-cell office:value-type="float" office:value="86" calcext:value-type="float">
            <text:p>86</text:p>
          </table:table-cell>
          <table:table-cell table:formula="of:=[.B67]/[.C67]" office:value-type="float" office:value="183.255813953488" calcext:value-type="float">
            <text:p>183.255813953488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[.D67]/[.F67]" office:value-type="float" office:value="0.934978642619839" calcext:value-type="float">
            <text:p>0.934978642619839</text:p>
          </table:table-cell>
          <table:table-cell/>
        </table:table-row>
        <table:table-row table:style-name="ro1">
          <table:table-cell office:value-type="string" calcext:value-type="string">
            <text:p>gameFF81:</text:p>
          </table:table-cell>
          <table:table-cell office:value-type="float" office:value="132404" calcext:value-type="float">
            <text:p>132404</text:p>
          </table:table-cell>
          <table:table-cell office:value-type="float" office:value="382" calcext:value-type="float">
            <text:p>382</text:p>
          </table:table-cell>
          <table:table-cell table:formula="of:=[.B68]/[.C68]" office:value-type="float" office:value="346.607329842932" calcext:value-type="float">
            <text:p>346.607329842932</text:p>
          </table:table-cell>
          <table:table-cell/>
          <table:table-cell office:value-type="float" office:value="361" calcext:value-type="float">
            <text:p>361</text:p>
          </table:table-cell>
          <table:table-cell table:formula="of:=[.D68]/[.F68]" office:value-type="float" office:value="0.960131107598149" calcext:value-type="float">
            <text:p>0.960131107598149</text:p>
          </table:table-cell>
          <table:table-cell/>
        </table:table-row>
        <table:table-row table:style-name="ro1">
          <table:table-cell office:value-type="string" calcext:value-type="string">
            <text:p>gameFF82:</text:p>
          </table:table-cell>
          <table:table-cell office:value-type="float" office:value="447712" calcext:value-type="float">
            <text:p>447712</text:p>
          </table:table-cell>
          <table:table-cell office:value-type="float" office:value="766" calcext:value-type="float">
            <text:p>766</text:p>
          </table:table-cell>
          <table:table-cell table:formula="of:=[.B69]/[.C69]" office:value-type="float" office:value="584.480417754569" calcext:value-type="float">
            <text:p>584.480417754569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D69]/[.F69]" office:value-type="float" office:value="0.974134029590949" calcext:value-type="float">
            <text:p>0.974134029590949</text:p>
          </table:table-cell>
          <table:table-cell/>
        </table:table-row>
        <table:table-row table:style-name="ro1">
          <table:table-cell office:value-type="string" calcext:value-type="string">
            <text:p>gameFF83:</text:p>
          </table:table-cell>
          <table:table-cell office:value-type="float" office:value="62792" calcext:value-type="float">
            <text:p>62792</text:p>
          </table:table-cell>
          <table:table-cell office:value-type="float" office:value="190" calcext:value-type="float">
            <text:p>190</text:p>
          </table:table-cell>
          <table:table-cell table:formula="of:=[.B70]/[.C70]" office:value-type="float" office:value="330.484210526316" calcext:value-type="float">
            <text:p>330.484210526316</text:p>
          </table:table-cell>
          <table:table-cell/>
          <table:table-cell office:value-type="float" office:value="342" calcext:value-type="float">
            <text:p>342</text:p>
          </table:table-cell>
          <table:table-cell table:formula="of:=[.D70]/[.F70]" office:value-type="float" office:value="0.96632810095414" calcext:value-type="float">
            <text:p>0.96632810095414</text:p>
          </table:table-cell>
          <table:table-cell/>
        </table:table-row>
        <table:table-row table:style-name="ro1">
          <table:table-cell office:value-type="string" calcext:value-type="string">
            <text:p>gameFF84:</text:p>
          </table:table-cell>
          <table:table-cell office:value-type="float" office:value="1773274" calcext:value-type="float">
            <text:p>1773274</text:p>
          </table:table-cell>
          <table:table-cell office:value-type="float" office:value="5246" calcext:value-type="float">
            <text:p>5246</text:p>
          </table:table-cell>
          <table:table-cell table:formula="of:=[.B71]/[.C71]" office:value-type="float" office:value="338.024018299657" calcext:value-type="float">
            <text:p>338.024018299657</text:p>
          </table:table-cell>
          <table:table-cell/>
          <table:table-cell office:value-type="float" office:value="466" calcext:value-type="float">
            <text:p>466</text:p>
          </table:table-cell>
          <table:table-cell table:formula="of:=[.D71]/[.F71]" office:value-type="float" office:value="0.72537342982759" calcext:value-type="float">
            <text:p>0.72537342982759</text:p>
          </table:table-cell>
          <table:table-cell/>
        </table:table-row>
        <table:table-row table:style-name="ro1">
          <table:table-cell office:value-type="string" calcext:value-type="string">
            <text:p>gameFF85:</text:p>
          </table:table-cell>
          <table:table-cell office:value-type="float" office:value="197120" calcext:value-type="float">
            <text:p>197120</text:p>
          </table:table-cell>
          <table:table-cell office:value-type="float" office:value="766" calcext:value-type="float">
            <text:p>766</text:p>
          </table:table-cell>
          <table:table-cell table:formula="of:=[.B72]/[.C72]" office:value-type="float" office:value="257.33681462141" calcext:value-type="float">
            <text:p>257.33681462141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[.D72]/[.F72]" office:value-type="float" office:value="0.960211994856007" calcext:value-type="float">
            <text:p>0.960211994856007</text:p>
          </table:table-cell>
          <table:table-cell/>
        </table:table-row>
        <table:table-row table:style-name="ro1">
          <table:table-cell office:value-type="string" calcext:value-type="string">
            <text:p>gameFF86:</text:p>
          </table:table-cell>
          <table:table-cell office:value-type="float" office:value="352220" calcext:value-type="float">
            <text:p>352220</text:p>
          </table:table-cell>
          <table:table-cell office:value-type="float" office:value="2302" calcext:value-type="float">
            <text:p>2302</text:p>
          </table:table-cell>
          <table:table-cell table:formula="of:=[.B73]/[.C73]" office:value-type="float" office:value="153.006081668115" calcext:value-type="float">
            <text:p>153.006081668115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[.D73]/[.F73]" office:value-type="float" office:value="0.968392921950093" calcext:value-type="float">
            <text:p>0.968392921950093</text:p>
          </table:table-cell>
          <table:table-cell/>
        </table:table-row>
        <table:table-row table:style-name="ro1">
          <table:table-cell office:value-type="string" calcext:value-type="string">
            <text:p>gameFF87:</text:p>
          </table:table-cell>
          <table:table-cell office:value-type="float" office:value="94976" calcext:value-type="float">
            <text:p>94976</text:p>
          </table:table-cell>
          <table:table-cell office:value-type="float" office:value="606" calcext:value-type="float">
            <text:p>606</text:p>
          </table:table-cell>
          <table:table-cell table:formula="of:=[.B74]/[.C74]" office:value-type="float" office:value="156.726072607261" calcext:value-type="float">
            <text:p>156.726072607261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[.D74]/[.F74]" office:value-type="float" office:value="0.985698569856986" calcext:value-type="float">
            <text:p>0.985698569856986</text:p>
          </table:table-cell>
          <table:table-cell/>
        </table:table-row>
        <table:table-row table:style-name="ro1">
          <table:table-cell office:value-type="string" calcext:value-type="string">
            <text:p>gameFF88:</text:p>
          </table:table-cell>
          <table:table-cell office:value-type="float" office:value="1767988" calcext:value-type="float">
            <text:p>1767988</text:p>
          </table:table-cell>
          <table:table-cell office:value-type="float" office:value="3070" calcext:value-type="float">
            <text:p>3070</text:p>
          </table:table-cell>
          <table:table-cell table:formula="of:=[.B75]/[.C75]" office:value-type="float" office:value="575.891856677524" calcext:value-type="float">
            <text:p>575.891856677524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D75]/[.F75]" office:value-type="float" office:value="0.959819761129207" calcext:value-type="float">
            <text:p>0.959819761129207</text:p>
          </table:table-cell>
          <table:table-cell/>
        </table:table-row>
        <table:table-row table:style-name="ro1">
          <table:table-cell office:value-type="string" calcext:value-type="string">
            <text:p>gameFF89:</text:p>
          </table:table-cell>
          <table:table-cell office:value-type="float" office:value="19200" calcext:value-type="float">
            <text:p>19200</text:p>
          </table:table-cell>
          <table:table-cell office:value-type="float" office:value="126" calcext:value-type="float">
            <text:p>126</text:p>
          </table:table-cell>
          <table:table-cell table:formula="of:=[.B76]/[.C76]" office:value-type="float" office:value="152.380952380952" calcext:value-type="float">
            <text:p>152.380952380952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[.D76]/[.F76]" office:value-type="float" office:value="0.964436407474382" calcext:value-type="float">
            <text:p>0.964436407474382</text:p>
          </table:table-cell>
          <table:table-cell/>
        </table:table-row>
        <table:table-row table:style-name="ro1">
          <table:table-cell office:value-type="string" calcext:value-type="string">
            <text:p>gameFF90:</text:p>
          </table:table-cell>
          <table:table-cell office:value-type="float" office:value="2415496" calcext:value-type="float">
            <text:p>2415496</text:p>
          </table:table-cell>
          <table:table-cell office:value-type="float" office:value="4094" calcext:value-type="float">
            <text:p>4094</text:p>
          </table:table-cell>
          <table:table-cell table:formula="of:=[.B77]/[.C77]" office:value-type="float" office:value="590.008793356131" calcext:value-type="float">
            <text:p>590.008793356131</text:p>
          </table:table-cell>
          <table:table-cell/>
          <table:table-cell office:value-type="float" office:value="594" calcext:value-type="float">
            <text:p>594</text:p>
          </table:table-cell>
          <table:table-cell table:formula="of:=[.D77]/[.F77]" office:value-type="float" office:value="0.993280796895843" calcext:value-type="float">
            <text:p>0.993280796895843</text:p>
          </table:table-cell>
          <table:table-cell/>
        </table:table-row>
        <table:table-row table:style-name="ro1">
          <table:table-cell office:value-type="string" calcext:value-type="string">
            <text:p>gameFF91:</text:p>
          </table:table-cell>
          <table:table-cell office:value-type="float" office:value="341340" calcext:value-type="float">
            <text:p>341340</text:p>
          </table:table-cell>
          <table:table-cell office:value-type="float" office:value="638" calcext:value-type="float">
            <text:p>638</text:p>
          </table:table-cell>
          <table:table-cell table:formula="of:=[.B78]/[.C78]" office:value-type="float" office:value="535.015673981191" calcext:value-type="float">
            <text:p>535.015673981191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[.D78]/[.F78]" office:value-type="float" office:value="0.990769766631836" calcext:value-type="float">
            <text:p>0.990769766631836</text:p>
          </table:table-cell>
          <table:table-cell/>
        </table:table-row>
        <table:table-row table:style-name="ro1">
          <table:table-cell office:value-type="string" calcext:value-type="string">
            <text:p>gameFF92:</text:p>
          </table:table-cell>
          <table:table-cell office:value-type="float" office:value="83552" calcext:value-type="float">
            <text:p>83552</text:p>
          </table:table-cell>
          <table:table-cell office:value-type="float" office:value="254" calcext:value-type="float">
            <text:p>254</text:p>
          </table:table-cell>
          <table:table-cell table:formula="of:=[.B79]/[.C79]" office:value-type="float" office:value="328.944881889764" calcext:value-type="float">
            <text:p>328.944881889764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D79]/[.F79]" office:value-type="float" office:value="0.981925020566459" calcext:value-type="float">
            <text:p>0.981925020566459</text:p>
          </table:table-cell>
          <table:table-cell/>
        </table:table-row>
        <table:table-row table:style-name="ro1">
          <table:table-cell office:value-type="string" calcext:value-type="string">
            <text:p>gameFF93:</text:p>
          </table:table-cell>
          <table:table-cell office:value-type="float" office:value="25302" calcext:value-type="float">
            <text:p>25302</text:p>
          </table:table-cell>
          <table:table-cell office:value-type="float" office:value="46" calcext:value-type="float">
            <text:p>46</text:p>
          </table:table-cell>
          <table:table-cell table:formula="of:=[.B80]/[.C80]" office:value-type="float" office:value="550.04347826087" calcext:value-type="float">
            <text:p>550.04347826087</text:p>
          </table:table-cell>
          <table:table-cell/>
          <table:table-cell office:value-type="float" office:value="597" calcext:value-type="float">
            <text:p>597</text:p>
          </table:table-cell>
          <table:table-cell table:formula="of:=[.D80]/[.F80]" office:value-type="float" office:value="0.92134585973345" calcext:value-type="float">
            <text:p>0.92134585973345</text:p>
          </table:table-cell>
          <table:table-cell/>
        </table:table-row>
        <table:table-row table:style-name="ro1">
          <table:table-cell office:value-type="string" calcext:value-type="string">
            <text:p>gameFF94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81]/[.C81]" office:value-type="float" office:value="0" calcext:value-type="float">
            <text:p>0</text:p>
          </table:table-cell>
          <table:table-cell/>
          <table:table-cell office:value-type="float" office:value="246" calcext:value-type="float">
            <text:p>246</text:p>
          </table:table-cell>
          <table:table-cell table:formula="of:=[.D81]/[.F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F95:</text:p>
          </table:table-cell>
          <table:table-cell office:value-type="float" office:value="6656" calcext:value-type="float">
            <text:p>6656</text:p>
          </table:table-cell>
          <table:table-cell office:value-type="float" office:value="62" calcext:value-type="float">
            <text:p>62</text:p>
          </table:table-cell>
          <table:table-cell table:formula="of:=[.B82]/[.C82]" office:value-type="float" office:value="107.354838709677" calcext:value-type="float">
            <text:p>107.354838709677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D82]/[.F82]" office:value-type="float" office:value="0.941709111488398" calcext:value-type="float">
            <text:p>0.941709111488398</text:p>
          </table:table-cell>
          <table:table-cell/>
        </table:table-row>
        <table:table-row table:style-name="ro1">
          <table:table-cell office:value-type="string" calcext:value-type="string">
            <text:p>gameFF96:</text:p>
          </table:table-cell>
          <table:table-cell office:value-type="float" office:value="146988" calcext:value-type="float">
            <text:p>146988</text:p>
          </table:table-cell>
          <table:table-cell office:value-type="float" office:value="254" calcext:value-type="float">
            <text:p>254</text:p>
          </table:table-cell>
          <table:table-cell table:formula="of:=[.B83]/[.C83]" office:value-type="float" office:value="578.692913385827" calcext:value-type="float">
            <text:p>578.692913385827</text:p>
          </table:table-cell>
          <table:table-cell/>
          <table:table-cell office:value-type="float" office:value="588" calcext:value-type="float">
            <text:p>588</text:p>
          </table:table-cell>
          <table:table-cell table:formula="of:=[.D83]/[.F83]" office:value-type="float" office:value="0.984171621404467" calcext:value-type="float">
            <text:p>0.984171621404467</text:p>
          </table:table-cell>
          <table:table-cell/>
        </table:table-row>
        <table:table-row table:style-name="ro1">
          <table:table-cell office:value-type="string" calcext:value-type="string">
            <text:p>gameFF97:</text:p>
          </table:table-cell>
          <table:table-cell office:value-type="float" office:value="62952" calcext:value-type="float">
            <text:p>62952</text:p>
          </table:table-cell>
          <table:table-cell office:value-type="float" office:value="126" calcext:value-type="float">
            <text:p>126</text:p>
          </table:table-cell>
          <table:table-cell table:formula="of:=[.B84]/[.C84]" office:value-type="float" office:value="499.619047619048" calcext:value-type="float">
            <text:p>499.619047619048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D84]/[.F84]" office:value-type="float" office:value="0.979645191409897" calcext:value-type="float">
            <text:p>0.979645191409897</text:p>
          </table:table-cell>
          <table:table-cell/>
        </table:table-row>
        <table:table-row table:style-name="ro1">
          <table:table-cell office:value-type="string" calcext:value-type="string">
            <text:p>gameFF98:</text:p>
          </table:table-cell>
          <table:table-cell office:value-type="float" office:value="7068" calcext:value-type="float">
            <text:p>7068</text:p>
          </table:table-cell>
          <table:table-cell office:value-type="float" office:value="14" calcext:value-type="float">
            <text:p>14</text:p>
          </table:table-cell>
          <table:table-cell table:formula="of:=[.B85]/[.C85]" office:value-type="float" office:value="504.857142857143" calcext:value-type="float">
            <text:p>504.857142857143</text:p>
          </table:table-cell>
          <table:table-cell/>
          <table:table-cell office:value-type="float" office:value="591" calcext:value-type="float">
            <text:p>591</text:p>
          </table:table-cell>
          <table:table-cell table:formula="of:=[.D85]/[.F85]" office:value-type="float" office:value="0.854242204496011" calcext:value-type="float">
            <text:p>0.854242204496011</text:p>
          </table:table-cell>
          <table:table-cell/>
        </table:table-row>
        <table:table-row table:style-name="ro1">
          <table:table-cell office:value-type="string" calcext:value-type="string">
            <text:p>gameFF99:</text:p>
          </table:table-cell>
          <table:table-cell office:value-type="float" office:value="32844" calcext:value-type="float">
            <text:p>32844</text:p>
          </table:table-cell>
          <table:table-cell office:value-type="float" office:value="94" calcext:value-type="float">
            <text:p>94</text:p>
          </table:table-cell>
          <table:table-cell table:formula="of:=[.B86]/[.C86]" office:value-type="float" office:value="349.404255319149" calcext:value-type="float">
            <text:p>349.404255319149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D86]/[.F86]" office:value-type="float" office:value="0.970567375886525" calcext:value-type="float">
            <text:p>0.970567375886525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game_scaleconfs_2a:</text:p>
          </table:table-cell>
          <table:table-cell office:value-type="float" office:value="3802" calcext:value-type="float">
            <text:p>3802</text:p>
          </table:table-cell>
          <table:table-cell office:value-type="float" office:value="10" calcext:value-type="float">
            <text:p>10</text:p>
          </table:table-cell>
          <table:table-cell table:formula="of:=[.B89]/[.C89]" office:value-type="float" office:value="380.2" calcext:value-type="float">
            <text:p>380.2</text:p>
          </table:table-cell>
          <table:table-cell/>
          <table:table-cell office:value-type="float" office:value="496" calcext:value-type="float">
            <text:p>496</text:p>
          </table:table-cell>
          <table:table-cell table:formula="of:=[.D89]/[.F89]" office:value-type="float" office:value="0.766532258064516" calcext:value-type="float">
            <text:p>0.766532258064516</text:p>
          </table:table-cell>
          <table:table-cell table:formula="of:=AVERAGE([.G89:.G144])" office:value-type="float" office:value="0.909841866472012" calcext:value-type="float">
            <text:p>0.909841866472012</text:p>
          </table:table-cell>
        </table:table-row>
        <table:table-row table:style-name="ro1">
          <table:table-cell office:value-type="string" calcext:value-type="string">
            <text:p>game_scaleconfs_2b:</text:p>
          </table:table-cell>
          <table:table-cell office:value-type="float" office:value="3374" calcext:value-type="float">
            <text:p>3374</text:p>
          </table:table-cell>
          <table:table-cell office:value-type="float" office:value="10" calcext:value-type="float">
            <text:p>10</text:p>
          </table:table-cell>
          <table:table-cell table:formula="of:=[.B90]/[.C90]" office:value-type="float" office:value="337.4" calcext:value-type="float">
            <text:p>337.4</text:p>
          </table:table-cell>
          <table:table-cell/>
          <table:table-cell office:value-type="float" office:value="432" calcext:value-type="float">
            <text:p>432</text:p>
          </table:table-cell>
          <table:table-cell table:formula="of:=[.D90]/[.F90]" office:value-type="float" office:value="0.781018518518518" calcext:value-type="float">
            <text:p>0.781018518518518</text:p>
          </table:table-cell>
          <table:table-cell/>
        </table:table-row>
        <table:table-row table:style-name="ro1">
          <table:table-cell office:value-type="string" calcext:value-type="string">
            <text:p>game_scaleconfs_2c:</text:p>
          </table:table-cell>
          <table:table-cell office:value-type="float" office:value="4464" calcext:value-type="float">
            <text:p>4464</text:p>
          </table:table-cell>
          <table:table-cell office:value-type="float" office:value="10" calcext:value-type="float">
            <text:p>10</text:p>
          </table:table-cell>
          <table:table-cell table:formula="of:=[.B91]/[.C91]" office:value-type="float" office:value="446.4" calcext:value-type="float">
            <text:p>446.4</text:p>
          </table:table-cell>
          <table:table-cell/>
          <table:table-cell office:value-type="float" office:value="593" calcext:value-type="float">
            <text:p>593</text:p>
          </table:table-cell>
          <table:table-cell table:formula="of:=[.D91]/[.F91]" office:value-type="float" office:value="0.752782462057336" calcext:value-type="float">
            <text:p>0.752782462057336</text:p>
          </table:table-cell>
          <table:table-cell/>
        </table:table-row>
        <table:table-row table:style-name="ro1">
          <table:table-cell office:value-type="string" calcext:value-type="string">
            <text:p>game_scaleconfs_2d:</text:p>
          </table:table-cell>
          <table:table-cell office:value-type="float" office:value="3640" calcext:value-type="float">
            <text:p>3640</text:p>
          </table:table-cell>
          <table:table-cell office:value-type="float" office:value="10" calcext:value-type="float">
            <text:p>10</text:p>
          </table:table-cell>
          <table:table-cell table:formula="of:=[.B92]/[.C92]" office:value-type="float" office:value="364" calcext:value-type="float">
            <text:p>364</text:p>
          </table:table-cell>
          <table:table-cell/>
          <table:table-cell office:value-type="float" office:value="462" calcext:value-type="float">
            <text:p>462</text:p>
          </table:table-cell>
          <table:table-cell table:formula="of:=[.D92]/[.F92]" office:value-type="float" office:value="0.787878787878788" calcext:value-type="float">
            <text:p>0.787878787878788</text:p>
          </table:table-cell>
          <table:table-cell/>
        </table:table-row>
        <table:table-row table:style-name="ro1">
          <table:table-cell office:value-type="string" calcext:value-type="string">
            <text:p>game_scaleconfs_3a:</text:p>
          </table:table-cell>
          <table:table-cell office:value-type="float" office:value="11208" calcext:value-type="float">
            <text:p>11208</text:p>
          </table:table-cell>
          <table:table-cell office:value-type="float" office:value="22" calcext:value-type="float">
            <text:p>22</text:p>
          </table:table-cell>
          <table:table-cell table:formula="of:=[.B93]/[.C93]" office:value-type="float" office:value="509.454545454546" calcext:value-type="float">
            <text:p>509.454545454546</text:p>
          </table:table-cell>
          <table:table-cell/>
          <table:table-cell office:value-type="float" office:value="567" calcext:value-type="float">
            <text:p>567</text:p>
          </table:table-cell>
          <table:table-cell table:formula="of:=[.D93]/[.F93]" office:value-type="float" office:value="0.898508898508898" calcext:value-type="float">
            <text:p>0.898508898508898</text:p>
          </table:table-cell>
          <table:table-cell/>
        </table:table-row>
        <table:table-row table:style-name="ro1">
          <table:table-cell office:value-type="string" calcext:value-type="string">
            <text:p>game_scaleconfs_3b:</text:p>
          </table:table-cell>
          <table:table-cell office:value-type="float" office:value="5036" calcext:value-type="float">
            <text:p>5036</text:p>
          </table:table-cell>
          <table:table-cell office:value-type="float" office:value="22" calcext:value-type="float">
            <text:p>22</text:p>
          </table:table-cell>
          <table:table-cell table:formula="of:=[.B94]/[.C94]" office:value-type="float" office:value="228.909090909091" calcext:value-type="float">
            <text:p>228.909090909091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D94]/[.F94]" office:value-type="float" office:value="0.88041958041958" calcext:value-type="float">
            <text:p>0.88041958041958</text:p>
          </table:table-cell>
          <table:table-cell/>
        </table:table-row>
        <table:table-row table:style-name="ro1">
          <table:table-cell office:value-type="string" calcext:value-type="string">
            <text:p>game_scaleconfs_3c:</text:p>
          </table:table-cell>
          <table:table-cell office:value-type="float" office:value="5716" calcext:value-type="float">
            <text:p>5716</text:p>
          </table:table-cell>
          <table:table-cell office:value-type="float" office:value="16" calcext:value-type="float">
            <text:p>16</text:p>
          </table:table-cell>
          <table:table-cell table:formula="of:=[.B95]/[.C95]" office:value-type="float" office:value="357.25" calcext:value-type="float">
            <text:p>357.25</text:p>
          </table:table-cell>
          <table:table-cell/>
          <table:table-cell office:value-type="float" office:value="416" calcext:value-type="float">
            <text:p>416</text:p>
          </table:table-cell>
          <table:table-cell table:formula="of:=[.D95]/[.F95]" office:value-type="float" office:value="0.858774038461538" calcext:value-type="float">
            <text:p>0.858774038461538</text:p>
          </table:table-cell>
          <table:table-cell/>
        </table:table-row>
        <table:table-row table:style-name="ro1">
          <table:table-cell office:value-type="string" calcext:value-type="string">
            <text:p>game_scaleconfs_3d:</text:p>
          </table:table-cell>
          <table:table-cell office:value-type="float" office:value="3940" calcext:value-type="float">
            <text:p>3940</text:p>
          </table:table-cell>
          <table:table-cell office:value-type="float" office:value="22" calcext:value-type="float">
            <text:p>22</text:p>
          </table:table-cell>
          <table:table-cell table:formula="of:=[.B96]/[.C96]" office:value-type="float" office:value="179.090909090909" calcext:value-type="float">
            <text:p>179.090909090909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[.D96]/[.F96]" office:value-type="float" office:value="0.886588658865887" calcext:value-type="float">
            <text:p>0.886588658865887</text:p>
          </table:table-cell>
          <table:table-cell/>
        </table:table-row>
        <table:table-row table:style-name="ro1">
          <table:table-cell office:value-type="string" calcext:value-type="string">
            <text:p>game_scaleconfs_4a:</text:p>
          </table:table-cell>
          <table:table-cell office:value-type="float" office:value="13892" calcext:value-type="float">
            <text:p>13892</text:p>
          </table:table-cell>
          <table:table-cell office:value-type="float" office:value="46" calcext:value-type="float">
            <text:p>46</text:p>
          </table:table-cell>
          <table:table-cell table:formula="of:=[.B97]/[.C97]" office:value-type="float" office:value="302" calcext:value-type="float">
            <text:p>302</text:p>
          </table:table-cell>
          <table:table-cell/>
          <table:table-cell office:value-type="float" office:value="339" calcext:value-type="float">
            <text:p>339</text:p>
          </table:table-cell>
          <table:table-cell table:formula="of:=[.D97]/[.F97]" office:value-type="float" office:value="0.890855457227139" calcext:value-type="float">
            <text:p>0.890855457227139</text:p>
          </table:table-cell>
          <table:table-cell/>
        </table:table-row>
        <table:table-row table:style-name="ro1">
          <table:table-cell office:value-type="string" calcext:value-type="string">
            <text:p>game_scaleconfs_4b:</text:p>
          </table:table-cell>
          <table:table-cell office:value-type="float" office:value="21960" calcext:value-type="float">
            <text:p>21960</text:p>
          </table:table-cell>
          <table:table-cell office:value-type="float" office:value="46" calcext:value-type="float">
            <text:p>46</text:p>
          </table:table-cell>
          <table:table-cell table:formula="of:=[.B98]/[.C98]" office:value-type="float" office:value="477.391304347826" calcext:value-type="float">
            <text:p>477.391304347826</text:p>
          </table:table-cell>
          <table:table-cell/>
          <table:table-cell office:value-type="float" office:value="506" calcext:value-type="float">
            <text:p>506</text:p>
          </table:table-cell>
          <table:table-cell table:formula="of:=[.D98]/[.F98]" office:value-type="float" office:value="0.943461075786217" calcext:value-type="float">
            <text:p>0.943461075786217</text:p>
          </table:table-cell>
          <table:table-cell/>
        </table:table-row>
        <table:table-row table:style-name="ro1">
          <table:table-cell office:value-type="string" calcext:value-type="string">
            <text:p>game_scaleconfs_4c:</text:p>
          </table:table-cell>
          <table:table-cell office:value-type="float" office:value="24716" calcext:value-type="float">
            <text:p>24716</text:p>
          </table:table-cell>
          <table:table-cell office:value-type="float" office:value="46" calcext:value-type="float">
            <text:p>46</text:p>
          </table:table-cell>
          <table:table-cell table:formula="of:=[.B99]/[.C99]" office:value-type="float" office:value="537.304347826087" calcext:value-type="float">
            <text:p>537.304347826087</text:p>
          </table:table-cell>
          <table:table-cell/>
          <table:table-cell office:value-type="float" office:value="571" calcext:value-type="float">
            <text:p>571</text:p>
          </table:table-cell>
          <table:table-cell table:formula="of:=[.D99]/[.F99]" office:value-type="float" office:value="0.940988349958121" calcext:value-type="float">
            <text:p>0.940988349958121</text:p>
          </table:table-cell>
          <table:table-cell/>
        </table:table-row>
        <table:table-row table:style-name="ro1">
          <table:table-cell office:value-type="string" calcext:value-type="string">
            <text:p>game_scaleconfs_4d:</text:p>
          </table:table-cell>
          <table:table-cell office:value-type="float" office:value="6620" calcext:value-type="float">
            <text:p>6620</text:p>
          </table:table-cell>
          <table:table-cell office:value-type="float" office:value="46" calcext:value-type="float">
            <text:p>46</text:p>
          </table:table-cell>
          <table:table-cell table:formula="of:=[.B100]/[.C100]" office:value-type="float" office:value="143.913043478261" calcext:value-type="float">
            <text:p>143.913043478261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[.D100]/[.F100]" office:value-type="float" office:value="0.922519509476031" calcext:value-type="float">
            <text:p>0.922519509476031</text:p>
          </table:table-cell>
          <table:table-cell/>
        </table:table-row>
        <table:table-row table:style-name="ro1">
          <table:table-cell office:value-type="string" calcext:value-type="string">
            <text:p>game_scaleconfs_5a:</text:p>
          </table:table-cell>
          <table:table-cell office:value-type="float" office:value="24532" calcext:value-type="float">
            <text:p>24532</text:p>
          </table:table-cell>
          <table:table-cell office:value-type="float" office:value="94" calcext:value-type="float">
            <text:p>94</text:p>
          </table:table-cell>
          <table:table-cell table:formula="of:=[.B101]/[.C101]" office:value-type="float" office:value="260.978723404255" calcext:value-type="float">
            <text:p>260.978723404255</text:p>
          </table:table-cell>
          <table:table-cell/>
          <table:table-cell office:value-type="float" office:value="271" calcext:value-type="float">
            <text:p>271</text:p>
          </table:table-cell>
          <table:table-cell table:formula="of:=[.D101]/[.F101]" office:value-type="float" office:value="0.963021119572898" calcext:value-type="float">
            <text:p>0.963021119572898</text:p>
          </table:table-cell>
          <table:table-cell/>
        </table:table-row>
        <table:table-row table:style-name="ro1">
          <table:table-cell office:value-type="string" calcext:value-type="string">
            <text:p>game_scaleconfs_5b:</text:p>
          </table:table-cell>
          <table:table-cell office:value-type="float" office:value="15948" calcext:value-type="float">
            <text:p>15948</text:p>
          </table:table-cell>
          <table:table-cell office:value-type="float" office:value="94" calcext:value-type="float">
            <text:p>94</text:p>
          </table:table-cell>
          <table:table-cell table:formula="of:=[.B102]/[.C102]" office:value-type="float" office:value="169.659574468085" calcext:value-type="float">
            <text:p>169.659574468085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[.D102]/[.F102]" office:value-type="float" office:value="0.937345715293288" calcext:value-type="float">
            <text:p>0.937345715293288</text:p>
          </table:table-cell>
          <table:table-cell/>
        </table:table-row>
        <table:table-row table:style-name="ro1">
          <table:table-cell office:value-type="string" calcext:value-type="string">
            <text:p>game_scaleconfs_5c:</text:p>
          </table:table-cell>
          <table:table-cell office:value-type="float" office:value="26536" calcext:value-type="float">
            <text:p>26536</text:p>
          </table:table-cell>
          <table:table-cell office:value-type="float" office:value="62" calcext:value-type="float">
            <text:p>62</text:p>
          </table:table-cell>
          <table:table-cell table:formula="of:=[.B103]/[.C103]" office:value-type="float" office:value="428" calcext:value-type="float">
            <text:p>428</text:p>
          </table:table-cell>
          <table:table-cell/>
          <table:table-cell office:value-type="float" office:value="449" calcext:value-type="float">
            <text:p>449</text:p>
          </table:table-cell>
          <table:table-cell table:formula="of:=[.D103]/[.F103]" office:value-type="float" office:value="0.953229398663697" calcext:value-type="float">
            <text:p>0.953229398663697</text:p>
          </table:table-cell>
          <table:table-cell/>
        </table:table-row>
        <table:table-row table:style-name="ro1">
          <table:table-cell office:value-type="string" calcext:value-type="string">
            <text:p>game_scaleconfs_5d:</text:p>
          </table:table-cell>
          <table:table-cell office:value-type="float" office:value="32080" calcext:value-type="float">
            <text:p>32080</text:p>
          </table:table-cell>
          <table:table-cell office:value-type="float" office:value="94" calcext:value-type="float">
            <text:p>94</text:p>
          </table:table-cell>
          <table:table-cell table:formula="of:=[.B104]/[.C104]" office:value-type="float" office:value="341.276595744681" calcext:value-type="float">
            <text:p>341.276595744681</text:p>
          </table:table-cell>
          <table:table-cell/>
          <table:table-cell office:value-type="float" office:value="354" calcext:value-type="float">
            <text:p>354</text:p>
          </table:table-cell>
          <table:table-cell table:formula="of:=[.D104]/[.F104]" office:value-type="float" office:value="0.96405818006972" calcext:value-type="float">
            <text:p>0.96405818006972</text:p>
          </table:table-cell>
          <table:table-cell/>
        </table:table-row>
        <table:table-row table:style-name="ro1">
          <table:table-cell office:value-type="string" calcext:value-type="string">
            <text:p>game_scaleconfs_6a:</text:p>
          </table:table-cell>
          <table:table-cell office:value-type="float" office:value="95608" calcext:value-type="float">
            <text:p>95608</text:p>
          </table:table-cell>
          <table:table-cell office:value-type="float" office:value="190" calcext:value-type="float">
            <text:p>190</text:p>
          </table:table-cell>
          <table:table-cell table:formula="of:=[.B105]/[.C105]" office:value-type="float" office:value="503.2" calcext:value-type="float">
            <text:p>503.2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D105]/[.F105]" office:value-type="float" office:value="0.914909090909091" calcext:value-type="float">
            <text:p>0.914909090909091</text:p>
          </table:table-cell>
          <table:table-cell/>
        </table:table-row>
        <table:table-row table:style-name="ro1">
          <table:table-cell office:value-type="string" calcext:value-type="string">
            <text:p>game_scaleconfs_6b:</text:p>
          </table:table-cell>
          <table:table-cell office:value-type="float" office:value="34380" calcext:value-type="float">
            <text:p>34380</text:p>
          </table:table-cell>
          <table:table-cell office:value-type="float" office:value="134" calcext:value-type="float">
            <text:p>134</text:p>
          </table:table-cell>
          <table:table-cell table:formula="of:=[.B106]/[.C106]" office:value-type="float" office:value="256.567164179104" calcext:value-type="float">
            <text:p>256.567164179104</text:p>
          </table:table-cell>
          <table:table-cell/>
          <table:table-cell office:value-type="float" office:value="262" calcext:value-type="float">
            <text:p>262</text:p>
          </table:table-cell>
          <table:table-cell table:formula="of:=[.D106]/[.F106]" office:value-type="float" office:value="0.979263985416429" calcext:value-type="float">
            <text:p>0.979263985416429</text:p>
          </table:table-cell>
          <table:table-cell/>
        </table:table-row>
        <table:table-row table:style-name="ro1">
          <table:table-cell office:value-type="string" calcext:value-type="string">
            <text:p>game_scaleconfs_6c:</text:p>
          </table:table-cell>
          <table:table-cell office:value-type="float" office:value="51764" calcext:value-type="float">
            <text:p>51764</text:p>
          </table:table-cell>
          <table:table-cell office:value-type="float" office:value="190" calcext:value-type="float">
            <text:p>190</text:p>
          </table:table-cell>
          <table:table-cell table:formula="of:=[.B107]/[.C107]" office:value-type="float" office:value="272.442105263158" calcext:value-type="float">
            <text:p>272.442105263158</text:p>
          </table:table-cell>
          <table:table-cell/>
          <table:table-cell office:value-type="float" office:value="319" calcext:value-type="float">
            <text:p>319</text:p>
          </table:table-cell>
          <table:table-cell table:formula="of:=[.D107]/[.F107]" office:value-type="float" office:value="0.854050486718363" calcext:value-type="float">
            <text:p>0.854050486718363</text:p>
          </table:table-cell>
          <table:table-cell/>
        </table:table-row>
        <table:table-row table:style-name="ro1">
          <table:table-cell office:value-type="string" calcext:value-type="string">
            <text:p>game_scaleconfs_6d:</text:p>
          </table:table-cell>
          <table:table-cell office:value-type="float" office:value="49044" calcext:value-type="float">
            <text:p>49044</text:p>
          </table:table-cell>
          <table:table-cell office:value-type="float" office:value="190" calcext:value-type="float">
            <text:p>190</text:p>
          </table:table-cell>
          <table:table-cell table:formula="of:=[.B108]/[.C108]" office:value-type="float" office:value="258.126315789474" calcext:value-type="float">
            <text:p>258.126315789474</text:p>
          </table:table-cell>
          <table:table-cell/>
          <table:table-cell office:value-type="float" office:value="308" calcext:value-type="float">
            <text:p>308</text:p>
          </table:table-cell>
          <table:table-cell table:formula="of:=[.D108]/[.F108]" office:value-type="float" office:value="0.838072453861927" calcext:value-type="float">
            <text:p>0.838072453861927</text:p>
          </table:table-cell>
          <table:table-cell/>
        </table:table-row>
        <table:table-row table:style-name="ro1">
          <table:table-cell office:value-type="string" calcext:value-type="string">
            <text:p>game_scaleconfs_7a:</text:p>
          </table:table-cell>
          <table:table-cell office:value-type="float" office:value="51808" calcext:value-type="float">
            <text:p>51808</text:p>
          </table:table-cell>
          <table:table-cell office:value-type="float" office:value="382" calcext:value-type="float">
            <text:p>382</text:p>
          </table:table-cell>
          <table:table-cell table:formula="of:=[.B109]/[.C109]" office:value-type="float" office:value="135.623036649215" calcext:value-type="float">
            <text:p>135.623036649215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D109]/[.F109]" office:value-type="float" office:value="0.968735976065819" calcext:value-type="float">
            <text:p>0.968735976065819</text:p>
          </table:table-cell>
          <table:table-cell/>
        </table:table-row>
        <table:table-row table:style-name="ro1">
          <table:table-cell office:value-type="string" calcext:value-type="string">
            <text:p>game_scaleconfs_7b:</text:p>
          </table:table-cell>
          <table:table-cell office:value-type="float" office:value="73044" calcext:value-type="float">
            <text:p>73044</text:p>
          </table:table-cell>
          <table:table-cell office:value-type="float" office:value="382" calcext:value-type="float">
            <text:p>382</text:p>
          </table:table-cell>
          <table:table-cell table:formula="of:=[.B110]/[.C110]" office:value-type="float" office:value="191.214659685864" calcext:value-type="float">
            <text:p>191.214659685864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[.D110]/[.F110]" office:value-type="float" office:value="0.960877686863637" calcext:value-type="float">
            <text:p>0.960877686863637</text:p>
          </table:table-cell>
          <table:table-cell/>
        </table:table-row>
        <table:table-row table:style-name="ro1">
          <table:table-cell office:value-type="string" calcext:value-type="string">
            <text:p>game_scaleconfs_7c:</text:p>
          </table:table-cell>
          <table:table-cell office:value-type="float" office:value="86528" calcext:value-type="float">
            <text:p>86528</text:p>
          </table:table-cell>
          <table:table-cell office:value-type="float" office:value="318" calcext:value-type="float">
            <text:p>318</text:p>
          </table:table-cell>
          <table:table-cell table:formula="of:=[.B111]/[.C111]" office:value-type="float" office:value="272.100628930818" calcext:value-type="float">
            <text:p>272.100628930818</text:p>
          </table:table-cell>
          <table:table-cell/>
          <table:table-cell office:value-type="float" office:value="277" calcext:value-type="float">
            <text:p>277</text:p>
          </table:table-cell>
          <table:table-cell table:formula="of:=[.D111]/[.F111]" office:value-type="float" office:value="0.982312739822446" calcext:value-type="float">
            <text:p>0.982312739822446</text:p>
          </table:table-cell>
          <table:table-cell/>
        </table:table-row>
        <table:table-row table:style-name="ro1">
          <table:table-cell office:value-type="string" calcext:value-type="string">
            <text:p>game_scaleconfs_7d:</text:p>
          </table:table-cell>
          <table:table-cell office:value-type="float" office:value="101500" calcext:value-type="float">
            <text:p>101500</text:p>
          </table:table-cell>
          <table:table-cell office:value-type="float" office:value="382" calcext:value-type="float">
            <text:p>382</text:p>
          </table:table-cell>
          <table:table-cell table:formula="of:=[.B112]/[.C112]" office:value-type="float" office:value="265.706806282723" calcext:value-type="float">
            <text:p>265.706806282723</text:p>
          </table:table-cell>
          <table:table-cell/>
          <table:table-cell office:value-type="float" office:value="271" calcext:value-type="float">
            <text:p>271</text:p>
          </table:table-cell>
          <table:table-cell table:formula="of:=[.D112]/[.F112]" office:value-type="float" office:value="0.980467919862445" calcext:value-type="float">
            <text:p>0.980467919862445</text:p>
          </table:table-cell>
          <table:table-cell/>
        </table:table-row>
        <table:table-row table:style-name="ro1">
          <table:table-cell office:value-type="string" calcext:value-type="string">
            <text:p>game_scaleconfs_8a:</text:p>
          </table:table-cell>
          <table:table-cell office:value-type="float" office:value="58152" calcext:value-type="float">
            <text:p>58152</text:p>
          </table:table-cell>
          <table:table-cell office:value-type="float" office:value="126" calcext:value-type="float">
            <text:p>126</text:p>
          </table:table-cell>
          <table:table-cell table:formula="of:=[.B113]/[.C113]" office:value-type="float" office:value="461.52380952381" calcext:value-type="float">
            <text:p>461.52380952381</text:p>
          </table:table-cell>
          <table:table-cell/>
          <table:table-cell office:value-type="float" office:value="472" calcext:value-type="float">
            <text:p>472</text:p>
          </table:table-cell>
          <table:table-cell table:formula="of:=[.D113]/[.F113]" office:value-type="float" office:value="0.977804681194512" calcext:value-type="float">
            <text:p>0.977804681194512</text:p>
          </table:table-cell>
          <table:table-cell/>
        </table:table-row>
        <table:table-row table:style-name="ro1">
          <table:table-cell office:value-type="string" calcext:value-type="string">
            <text:p>game_scaleconfs_8b:</text:p>
          </table:table-cell>
          <table:table-cell office:value-type="float" office:value="186216" calcext:value-type="float">
            <text:p>186216</text:p>
          </table:table-cell>
          <table:table-cell office:value-type="float" office:value="766" calcext:value-type="float">
            <text:p>766</text:p>
          </table:table-cell>
          <table:table-cell table:formula="of:=[.B114]/[.C114]" office:value-type="float" office:value="243.10182767624" calcext:value-type="float">
            <text:p>243.10182767624</text:p>
          </table:table-cell>
          <table:table-cell/>
          <table:table-cell office:value-type="float" office:value="251" calcext:value-type="float">
            <text:p>251</text:p>
          </table:table-cell>
          <table:table-cell table:formula="of:=[.D114]/[.F114]" office:value-type="float" office:value="0.968533177992989" calcext:value-type="float">
            <text:p>0.968533177992989</text:p>
          </table:table-cell>
          <table:table-cell/>
        </table:table-row>
        <table:table-row table:style-name="ro1">
          <table:table-cell office:value-type="string" calcext:value-type="string">
            <text:p>game_scaleconfs_8c:</text:p>
          </table:table-cell>
          <table:table-cell office:value-type="float" office:value="269144" calcext:value-type="float">
            <text:p>269144</text:p>
          </table:table-cell>
          <table:table-cell office:value-type="float" office:value="766" calcext:value-type="float">
            <text:p>766</text:p>
          </table:table-cell>
          <table:table-cell table:formula="of:=[.B115]/[.C115]" office:value-type="float" office:value="351.362924281984" calcext:value-type="float">
            <text:p>351.362924281984</text:p>
          </table:table-cell>
          <table:table-cell/>
          <table:table-cell office:value-type="float" office:value="356" calcext:value-type="float">
            <text:p>356</text:p>
          </table:table-cell>
          <table:table-cell table:formula="of:=[.D115]/[.F115]" office:value-type="float" office:value="0.986974506410068" calcext:value-type="float">
            <text:p>0.986974506410068</text:p>
          </table:table-cell>
          <table:table-cell/>
        </table:table-row>
        <table:table-row table:style-name="ro1">
          <table:table-cell office:value-type="string" calcext:value-type="string">
            <text:p>game_scaleconfs_8d:</text:p>
          </table:table-cell>
          <table:table-cell office:value-type="float" office:value="373852" calcext:value-type="float">
            <text:p>373852</text:p>
          </table:table-cell>
          <table:table-cell office:value-type="float" office:value="766" calcext:value-type="float">
            <text:p>766</text:p>
          </table:table-cell>
          <table:table-cell table:formula="of:=[.B116]/[.C116]" office:value-type="float" office:value="488.057441253264" calcext:value-type="float">
            <text:p>488.057441253264</text:p>
          </table:table-cell>
          <table:table-cell/>
          <table:table-cell office:value-type="float" office:value="492" calcext:value-type="float">
            <text:p>492</text:p>
          </table:table-cell>
          <table:table-cell table:formula="of:=[.D116]/[.F116]" office:value-type="float" office:value="0.991986669213951" calcext:value-type="float">
            <text:p>0.991986669213951</text:p>
          </table:table-cell>
          <table:table-cell/>
        </table:table-row>
        <table:table-row table:style-name="ro1">
          <table:table-cell office:value-type="string" calcext:value-type="string">
            <text:p>game_scaleconfs_9a:</text:p>
          </table:table-cell>
          <table:table-cell office:value-type="float" office:value="225188" calcext:value-type="float">
            <text:p>225188</text:p>
          </table:table-cell>
          <table:table-cell office:value-type="float" office:value="638" calcext:value-type="float">
            <text:p>638</text:p>
          </table:table-cell>
          <table:table-cell table:formula="of:=[.B117]/[.C117]" office:value-type="float" office:value="352.959247648903" calcext:value-type="float">
            <text:p>352.959247648903</text:p>
          </table:table-cell>
          <table:table-cell/>
          <table:table-cell office:value-type="float" office:value="357" calcext:value-type="float">
            <text:p>357</text:p>
          </table:table-cell>
          <table:table-cell table:formula="of:=[.D117]/[.F117]" office:value-type="float" office:value="0.988681365963313" calcext:value-type="float">
            <text:p>0.988681365963313</text:p>
          </table:table-cell>
          <table:table-cell/>
        </table:table-row>
        <table:table-row table:style-name="ro1">
          <table:table-cell office:value-type="string" calcext:value-type="string">
            <text:p>game_scaleconfs_9b:</text:p>
          </table:table-cell>
          <table:table-cell office:value-type="float" office:value="611948" calcext:value-type="float">
            <text:p>611948</text:p>
          </table:table-cell>
          <table:table-cell office:value-type="float" office:value="1534" calcext:value-type="float">
            <text:p>1534</text:p>
          </table:table-cell>
          <table:table-cell table:formula="of:=[.B118]/[.C118]" office:value-type="float" office:value="398.923076923077" calcext:value-type="float">
            <text:p>398.923076923077</text:p>
          </table:table-cell>
          <table:table-cell/>
          <table:table-cell office:value-type="float" office:value="416" calcext:value-type="float">
            <text:p>416</text:p>
          </table:table-cell>
          <table:table-cell table:formula="of:=[.D118]/[.F118]" office:value-type="float" office:value="0.958949704142012" calcext:value-type="float">
            <text:p>0.958949704142012</text:p>
          </table:table-cell>
          <table:table-cell/>
        </table:table-row>
        <table:table-row table:style-name="ro1">
          <table:table-cell office:value-type="string" calcext:value-type="string">
            <text:p>game_scaleconfs_9c:</text:p>
          </table:table-cell>
          <table:table-cell office:value-type="float" office:value="373256" calcext:value-type="float">
            <text:p>373256</text:p>
          </table:table-cell>
          <table:table-cell office:value-type="float" office:value="1022" calcext:value-type="float">
            <text:p>1022</text:p>
          </table:table-cell>
          <table:table-cell table:formula="of:=[.B119]/[.C119]" office:value-type="float" office:value="365.221135029354" calcext:value-type="float">
            <text:p>365.221135029354</text:p>
          </table:table-cell>
          <table:table-cell/>
          <table:table-cell office:value-type="float" office:value="369" calcext:value-type="float">
            <text:p>369</text:p>
          </table:table-cell>
          <table:table-cell table:formula="of:=[.D119]/[.F119]" office:value-type="float" office:value="0.989759173521285" calcext:value-type="float">
            <text:p>0.989759173521285</text:p>
          </table:table-cell>
          <table:table-cell/>
        </table:table-row>
        <table:table-row table:style-name="ro1">
          <table:table-cell office:value-type="string" calcext:value-type="string">
            <text:p>game_scaleconfs_9d:</text:p>
          </table:table-cell>
          <table:table-cell office:value-type="float" office:value="849424" calcext:value-type="float">
            <text:p>849424</text:p>
          </table:table-cell>
          <table:table-cell office:value-type="float" office:value="1534" calcext:value-type="float">
            <text:p>1534</text:p>
          </table:table-cell>
          <table:table-cell table:formula="of:=[.B120]/[.C120]" office:value-type="float" office:value="553.731421121252" calcext:value-type="float">
            <text:p>553.731421121252</text:p>
          </table:table-cell>
          <table:table-cell/>
          <table:table-cell office:value-type="float" office:value="590" calcext:value-type="float">
            <text:p>590</text:p>
          </table:table-cell>
          <table:table-cell table:formula="of:=[.D120]/[.F120]" office:value-type="float" office:value="0.938527832408901" calcext:value-type="float">
            <text:p>0.938527832408901</text:p>
          </table:table-cell>
          <table:table-cell/>
        </table:table-row>
        <table:table-row table:style-name="ro1">
          <table:table-cell office:value-type="string" calcext:value-type="string">
            <text:p>game_scaleconfs_10a:</text:p>
          </table:table-cell>
          <table:table-cell office:value-type="float" office:value="177728" calcext:value-type="float">
            <text:p>177728</text:p>
          </table:table-cell>
          <table:table-cell office:value-type="float" office:value="1054" calcext:value-type="float">
            <text:p>1054</text:p>
          </table:table-cell>
          <table:table-cell table:formula="of:=[.B121]/[.C121]" office:value-type="float" office:value="168.622390891841" calcext:value-type="float">
            <text:p>168.622390891841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D121]/[.F121]" office:value-type="float" office:value="0.991896417010827" calcext:value-type="float">
            <text:p>0.991896417010827</text:p>
          </table:table-cell>
          <table:table-cell/>
        </table:table-row>
        <table:table-row table:style-name="ro1">
          <table:table-cell office:value-type="string" calcext:value-type="string">
            <text:p>game_scaleconfs_10b:</text:p>
          </table:table-cell>
          <table:table-cell office:value-type="float" office:value="1505216" calcext:value-type="float">
            <text:p>1505216</text:p>
          </table:table-cell>
          <table:table-cell office:value-type="float" office:value="3070" calcext:value-type="float">
            <text:p>3070</text:p>
          </table:table-cell>
          <table:table-cell table:formula="of:=[.B122]/[.C122]" office:value-type="float" office:value="490.298371335505" calcext:value-type="float">
            <text:p>490.298371335505</text:p>
          </table:table-cell>
          <table:table-cell/>
          <table:table-cell office:value-type="float" office:value="497" calcext:value-type="float">
            <text:p>497</text:p>
          </table:table-cell>
          <table:table-cell table:formula="of:=[.D122]/[.F122]" office:value-type="float" office:value="0.986515837697193" calcext:value-type="float">
            <text:p>0.986515837697193</text:p>
          </table:table-cell>
          <table:table-cell/>
        </table:table-row>
        <table:table-row table:style-name="ro1">
          <table:table-cell office:value-type="string" calcext:value-type="string">
            <text:p>game_scaleconfs_10c:</text:p>
          </table:table-cell>
          <table:table-cell office:value-type="float" office:value="17732" calcext:value-type="float">
            <text:p>17732</text:p>
          </table:table-cell>
          <table:table-cell office:value-type="float" office:value="126" calcext:value-type="float">
            <text:p>126</text:p>
          </table:table-cell>
          <table:table-cell table:formula="of:=[.B123]/[.C123]" office:value-type="float" office:value="140.730158730159" calcext:value-type="float">
            <text:p>140.730158730159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[.D123]/[.F123]" office:value-type="float" office:value="0.977292768959436" calcext:value-type="float">
            <text:p>0.977292768959436</text:p>
          </table:table-cell>
          <table:table-cell/>
        </table:table-row>
        <table:table-row table:style-name="ro1">
          <table:table-cell office:value-type="string" calcext:value-type="string">
            <text:p>game_scaleconfs_10d:</text:p>
          </table:table-cell>
          <table:table-cell office:value-type="float" office:value="1224988" calcext:value-type="float">
            <text:p>1224988</text:p>
          </table:table-cell>
          <table:table-cell office:value-type="float" office:value="3070" calcext:value-type="float">
            <text:p>3070</text:p>
          </table:table-cell>
          <table:table-cell table:formula="of:=[.B124]/[.C124]" office:value-type="float" office:value="399.018892508143" calcext:value-type="float">
            <text:p>399.018892508143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[.D124]/[.F124]" office:value-type="float" office:value="0.876964598918996" calcext:value-type="float">
            <text:p>0.876964598918996</text:p>
          </table:table-cell>
          <table:table-cell/>
        </table:table-row>
        <table:table-row table:style-name="ro1">
          <table:table-cell office:value-type="string" calcext:value-type="string">
            <text:p>game_scaleconfs_11a:</text:p>
          </table:table-cell>
          <table:table-cell office:value-type="float" office:value="424024" calcext:value-type="float">
            <text:p>424024</text:p>
          </table:table-cell>
          <table:table-cell office:value-type="float" office:value="1502" calcext:value-type="float">
            <text:p>1502</text:p>
          </table:table-cell>
          <table:table-cell table:formula="of:=[.B125]/[.C125]" office:value-type="float" office:value="282.306258322237" calcext:value-type="float">
            <text:p>282.306258322237</text:p>
          </table:table-cell>
          <table:table-cell/>
          <table:table-cell office:value-type="float" office:value="286" calcext:value-type="float">
            <text:p>286</text:p>
          </table:table-cell>
          <table:table-cell table:formula="of:=[.D125]/[.F125]" office:value-type="float" office:value="0.987084819308521" calcext:value-type="float">
            <text:p>0.987084819308521</text:p>
          </table:table-cell>
          <table:table-cell/>
        </table:table-row>
        <table:table-row table:style-name="ro1">
          <table:table-cell office:value-type="string" calcext:value-type="string">
            <text:p>game_scaleconfs_11b:</text:p>
          </table:table-cell>
          <table:table-cell office:value-type="float" office:value="273660" calcext:value-type="float">
            <text:p>273660</text:p>
          </table:table-cell>
          <table:table-cell office:value-type="float" office:value="1278" calcext:value-type="float">
            <text:p>1278</text:p>
          </table:table-cell>
          <table:table-cell table:formula="of:=[.B126]/[.C126]" office:value-type="float" office:value="214.131455399061" calcext:value-type="float">
            <text:p>214.131455399061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[.D126]/[.F126]" office:value-type="float" office:value="0.991349330551208" calcext:value-type="float">
            <text:p>0.991349330551208</text:p>
          </table:table-cell>
          <table:table-cell/>
        </table:table-row>
        <table:table-row table:style-name="ro1">
          <table:table-cell office:value-type="string" calcext:value-type="string">
            <text:p>game_scaleconfs_11c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27]/[.C127]" office:value-type="float" office:value="0" calcext:value-type="float">
            <text:p>0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[.D127]/[.F1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11d:</text:p>
          </table:table-cell>
          <table:table-cell office:value-type="float" office:value="895408" calcext:value-type="float">
            <text:p>895408</text:p>
          </table:table-cell>
          <table:table-cell office:value-type="float" office:value="6142" calcext:value-type="float">
            <text:p>6142</text:p>
          </table:table-cell>
          <table:table-cell table:formula="of:=[.B128]/[.C128]" office:value-type="float" office:value="145.784435037447" calcext:value-type="float">
            <text:p>145.784435037447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[.D128]/[.F128]" office:value-type="float" office:value="0.991730850594878" calcext:value-type="float">
            <text:p>0.991730850594878</text:p>
          </table:table-cell>
          <table:table-cell/>
        </table:table-row>
        <table:table-row table:style-name="ro1">
          <table:table-cell office:value-type="string" calcext:value-type="string">
            <text:p>game_scaleconfs_12a:</text:p>
          </table:table-cell>
          <table:table-cell office:value-type="float" office:value="460416" calcext:value-type="float">
            <text:p>460416</text:p>
          </table:table-cell>
          <table:table-cell office:value-type="float" office:value="4750" calcext:value-type="float">
            <text:p>4750</text:p>
          </table:table-cell>
          <table:table-cell table:formula="of:=[.B129]/[.C129]" office:value-type="float" office:value="96.9296842105263" calcext:value-type="float">
            <text:p>96.9296842105263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D129]/[.F129]" office:value-type="float" office:value="0.897497076023392" calcext:value-type="float">
            <text:p>0.897497076023392</text:p>
          </table:table-cell>
          <table:table-cell/>
        </table:table-row>
        <table:table-row table:style-name="ro1">
          <table:table-cell office:value-type="string" calcext:value-type="string">
            <text:p>game_scaleconfs_12b:</text:p>
          </table:table-cell>
          <table:table-cell office:value-type="float" office:value="1497660" calcext:value-type="float">
            <text:p>1497660</text:p>
          </table:table-cell>
          <table:table-cell office:value-type="float" office:value="8190" calcext:value-type="float">
            <text:p>8190</text:p>
          </table:table-cell>
          <table:table-cell table:formula="of:=[.B130]/[.C130]" office:value-type="float" office:value="182.864468864469" calcext:value-type="float">
            <text:p>182.864468864469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[.D130]/[.F130]" office:value-type="float" office:value="0.993828635132983" calcext:value-type="float">
            <text:p>0.993828635132983</text:p>
          </table:table-cell>
          <table:table-cell/>
        </table:table-row>
        <table:table-row table:style-name="ro1">
          <table:table-cell office:value-type="string" calcext:value-type="string">
            <text:p>game_scaleconfs_12c:</text:p>
          </table:table-cell>
          <table:table-cell office:value-type="float" office:value="727684" calcext:value-type="float">
            <text:p>727684</text:p>
          </table:table-cell>
          <table:table-cell office:value-type="float" office:value="2046" calcext:value-type="float">
            <text:p>2046</text:p>
          </table:table-cell>
          <table:table-cell table:formula="of:=[.B131]/[.C131]" office:value-type="float" office:value="355.661779081134" calcext:value-type="float">
            <text:p>355.661779081134</text:p>
          </table:table-cell>
          <table:table-cell/>
          <table:table-cell office:value-type="float" office:value="359" calcext:value-type="float">
            <text:p>359</text:p>
          </table:table-cell>
          <table:table-cell table:formula="of:=[.D131]/[.F131]" office:value-type="float" office:value="0.990701334487838" calcext:value-type="float">
            <text:p>0.990701334487838</text:p>
          </table:table-cell>
          <table:table-cell/>
        </table:table-row>
        <table:table-row table:style-name="ro1">
          <table:table-cell office:value-type="string" calcext:value-type="string">
            <text:p>game_scaleconfs_12d:</text:p>
          </table:table-cell>
          <table:table-cell office:value-type="float" office:value="2100028" calcext:value-type="float">
            <text:p>2100028</text:p>
          </table:table-cell>
          <table:table-cell office:value-type="float" office:value="12286" calcext:value-type="float">
            <text:p>12286</text:p>
          </table:table-cell>
          <table:table-cell table:formula="of:=[.B132]/[.C132]" office:value-type="float" office:value="170.928536545662" calcext:value-type="float">
            <text:p>170.928536545662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D132]/[.F132]" office:value-type="float" office:value="0.993770561311987" calcext:value-type="float">
            <text:p>0.993770561311987</text:p>
          </table:table-cell>
          <table:table-cell/>
        </table:table-row>
        <table:table-row table:style-name="ro1">
          <table:table-cell office:value-type="string" calcext:value-type="string">
            <text:p>game_scaleconfs_13a:</text:p>
          </table:table-cell>
          <table:table-cell office:value-type="float" office:value="6546104" calcext:value-type="float">
            <text:p>6546104</text:p>
          </table:table-cell>
          <table:table-cell office:value-type="float" office:value="19710" calcext:value-type="float">
            <text:p>19710</text:p>
          </table:table-cell>
          <table:table-cell table:formula="of:=[.B133]/[.C133]" office:value-type="float" office:value="332.120953830543" calcext:value-type="float">
            <text:p>332.120953830543</text:p>
          </table:table-cell>
          <table:table-cell/>
          <table:table-cell office:value-type="float" office:value="339" calcext:value-type="float">
            <text:p>339</text:p>
          </table:table-cell>
          <table:table-cell table:formula="of:=[.D133]/[.F133]" office:value-type="float" office:value="0.979707828408681" calcext:value-type="float">
            <text:p>0.979707828408681</text:p>
          </table:table-cell>
          <table:table-cell/>
        </table:table-row>
        <table:table-row table:style-name="ro1">
          <table:table-cell office:value-type="string" calcext:value-type="string">
            <text:p>game_scaleconfs_13b:</text:p>
          </table:table-cell>
          <table:table-cell office:value-type="float" office:value="12423588" calcext:value-type="float">
            <text:p>12423588</text:p>
          </table:table-cell>
          <table:table-cell office:value-type="float" office:value="24574" calcext:value-type="float">
            <text:p>24574</text:p>
          </table:table-cell>
          <table:table-cell table:formula="of:=[.B134]/[.C134]" office:value-type="float" office:value="505.558232278017" calcext:value-type="float">
            <text:p>505.558232278017</text:p>
          </table:table-cell>
          <table:table-cell/>
          <table:table-cell office:value-type="float" office:value="513" calcext:value-type="float">
            <text:p>513</text:p>
          </table:table-cell>
          <table:table-cell table:formula="of:=[.D134]/[.F134]" office:value-type="float" office:value="0.985493630171574" calcext:value-type="float">
            <text:p>0.985493630171574</text:p>
          </table:table-cell>
          <table:table-cell/>
        </table:table-row>
        <table:table-row table:style-name="ro1">
          <table:table-cell office:value-type="string" calcext:value-type="string">
            <text:p>game_scaleconfs_13c:</text:p>
          </table:table-cell>
          <table:table-cell office:value-type="float" office:value="7243080" calcext:value-type="float">
            <text:p>7243080</text:p>
          </table:table-cell>
          <table:table-cell office:value-type="float" office:value="24574" calcext:value-type="float">
            <text:p>24574</text:p>
          </table:table-cell>
          <table:table-cell table:formula="of:=[.B135]/[.C135]" office:value-type="float" office:value="294.745666151217" calcext:value-type="float">
            <text:p>294.745666151217</text:p>
          </table:table-cell>
          <table:table-cell/>
          <table:table-cell office:value-type="float" office:value="296" calcext:value-type="float">
            <text:p>296</text:p>
          </table:table-cell>
          <table:table-cell table:formula="of:=[.D135]/[.F135]" office:value-type="float" office:value="0.995762385646002" calcext:value-type="float">
            <text:p>0.995762385646002</text:p>
          </table:table-cell>
          <table:table-cell/>
        </table:table-row>
        <table:table-row table:style-name="ro1">
          <table:table-cell office:value-type="string" calcext:value-type="string">
            <text:p>game_scaleconfs_13d:</text:p>
          </table:table-cell>
          <table:table-cell office:value-type="float" office:value="4848684" calcext:value-type="float">
            <text:p>4848684</text:p>
          </table:table-cell>
          <table:table-cell office:value-type="float" office:value="8958" calcext:value-type="float">
            <text:p>8958</text:p>
          </table:table-cell>
          <table:table-cell table:formula="of:=[.B136]/[.C136]" office:value-type="float" office:value="541.268586738111" calcext:value-type="float">
            <text:p>541.268586738111</text:p>
          </table:table-cell>
          <table:table-cell/>
          <table:table-cell office:value-type="float" office:value="544" calcext:value-type="float">
            <text:p>544</text:p>
          </table:table-cell>
          <table:table-cell table:formula="of:=[.D136]/[.F136]" office:value-type="float" office:value="0.994979019739175" calcext:value-type="float">
            <text:p>0.994979019739175</text:p>
          </table:table-cell>
          <table:table-cell/>
        </table:table-row>
        <table:table-row table:style-name="ro1">
          <table:table-cell office:value-type="string" calcext:value-type="string">
            <text:p>game_scaleconfs_14a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37]/[.C137]" office:value-type="float" office:value="0" calcext:value-type="float">
            <text:p>0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D137]/[.F1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14b:</text:p>
          </table:table-cell>
          <table:table-cell office:value-type="float" office:value="10288220" calcext:value-type="float">
            <text:p>10288220</text:p>
          </table:table-cell>
          <table:table-cell office:value-type="float" office:value="26622" calcext:value-type="float">
            <text:p>26622</text:p>
          </table:table-cell>
          <table:table-cell table:formula="of:=[.B138]/[.C138]" office:value-type="float" office:value="386.455563068139" calcext:value-type="float">
            <text:p>386.455563068139</text:p>
          </table:table-cell>
          <table:table-cell/>
          <table:table-cell office:value-type="float" office:value="394" calcext:value-type="float">
            <text:p>394</text:p>
          </table:table-cell>
          <table:table-cell table:formula="of:=[.D138]/[.F138]" office:value-type="float" office:value="0.980851682914059" calcext:value-type="float">
            <text:p>0.980851682914059</text:p>
          </table:table-cell>
          <table:table-cell/>
        </table:table-row>
        <table:table-row table:style-name="ro1">
          <table:table-cell office:value-type="string" calcext:value-type="string">
            <text:p>game_scaleconfs_14c:</text:p>
          </table:table-cell>
          <table:table-cell office:value-type="float" office:value="21173696" calcext:value-type="float">
            <text:p>21173696</text:p>
          </table:table-cell>
          <table:table-cell office:value-type="float" office:value="49150" calcext:value-type="float">
            <text:p>49150</text:p>
          </table:table-cell>
          <table:table-cell table:formula="of:=[.B139]/[.C139]" office:value-type="float" office:value="430.797477110885" calcext:value-type="float">
            <text:p>430.797477110885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[.D139]/[.F139]" office:value-type="float" office:value="0.990339027841115" calcext:value-type="float">
            <text:p>0.990339027841115</text:p>
          </table:table-cell>
          <table:table-cell/>
        </table:table-row>
        <table:table-row table:style-name="ro1">
          <table:table-cell office:value-type="string" calcext:value-type="string">
            <text:p>game_scaleconfs_14d:</text:p>
          </table:table-cell>
          <table:table-cell office:value-type="float" office:value="3926724" calcext:value-type="float">
            <text:p>3926724</text:p>
          </table:table-cell>
          <table:table-cell office:value-type="float" office:value="16382" calcext:value-type="float">
            <text:p>16382</text:p>
          </table:table-cell>
          <table:table-cell table:formula="of:=[.B140]/[.C140]" office:value-type="float" office:value="239.69747283604" calcext:value-type="float">
            <text:p>239.69747283604</text:p>
          </table:table-cell>
          <table:table-cell/>
          <table:table-cell office:value-type="float" office:value="243" calcext:value-type="float">
            <text:p>243</text:p>
          </table:table-cell>
          <table:table-cell table:formula="of:=[.D140]/[.F140]" office:value-type="float" office:value="0.986409353234731" calcext:value-type="float">
            <text:p>0.986409353234731</text:p>
          </table:table-cell>
          <table:table-cell/>
        </table:table-row>
        <table:table-row table:style-name="ro1">
          <table:table-cell office:value-type="string" calcext:value-type="string">
            <text:p>game_scaleconfs_15a:</text:p>
          </table:table-cell>
          <table:table-cell office:value-type="float" office:value="5390112" calcext:value-type="float">
            <text:p>5390112</text:p>
          </table:table-cell>
          <table:table-cell office:value-type="float" office:value="27646" calcext:value-type="float">
            <text:p>27646</text:p>
          </table:table-cell>
          <table:table-cell table:formula="of:=[.B141]/[.C141]" office:value-type="float" office:value="194.968964768864" calcext:value-type="float">
            <text:p>194.968964768864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[.D141]/[.F141]" office:value-type="float" office:value="0.994739616167671" calcext:value-type="float">
            <text:p>0.994739616167671</text:p>
          </table:table-cell>
          <table:table-cell/>
        </table:table-row>
        <table:table-row table:style-name="ro1">
          <table:table-cell office:value-type="string" calcext:value-type="string">
            <text:p>game_scaleconfs_15b:</text:p>
          </table:table-cell>
          <table:table-cell office:value-type="float" office:value="10557296" calcext:value-type="float">
            <text:p>10557296</text:p>
          </table:table-cell>
          <table:table-cell office:value-type="float" office:value="67326" calcext:value-type="float">
            <text:p>67326</text:p>
          </table:table-cell>
          <table:table-cell table:formula="of:=[.B142]/[.C142]" office:value-type="float" office:value="156.808602917149" calcext:value-type="float">
            <text:p>156.808602917149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[.D142]/[.F142]" office:value-type="float" office:value="0.973966477746269" calcext:value-type="float">
            <text:p>0.973966477746269</text:p>
          </table:table-cell>
          <table:table-cell/>
        </table:table-row>
        <table:table-row table:style-name="ro1">
          <table:table-cell office:value-type="string" calcext:value-type="string">
            <text:p>game_scaleconfs_15c:</text:p>
          </table:table-cell>
          <table:table-cell office:value-type="float" office:value="3140012" calcext:value-type="float">
            <text:p>3140012</text:p>
          </table:table-cell>
          <table:table-cell office:value-type="float" office:value="10238" calcext:value-type="float">
            <text:p>10238</text:p>
          </table:table-cell>
          <table:table-cell table:formula="of:=[.B143]/[.C143]" office:value-type="float" office:value="306.701699550693" calcext:value-type="float">
            <text:p>306.701699550693</text:p>
          </table:table-cell>
          <table:table-cell/>
          <table:table-cell office:value-type="float" office:value="308" calcext:value-type="float">
            <text:p>308</text:p>
          </table:table-cell>
          <table:table-cell table:formula="of:=[.D143]/[.F143]" office:value-type="float" office:value="0.995784738800953" calcext:value-type="float">
            <text:p>0.995784738800953</text:p>
          </table:table-cell>
          <table:table-cell/>
        </table:table-row>
        <table:table-row table:style-name="ro1">
          <table:table-cell office:value-type="string" calcext:value-type="string">
            <text:p>game_scaleconfs_15d:</text:p>
          </table:table-cell>
          <table:table-cell office:value-type="float" office:value="31422712" calcext:value-type="float">
            <text:p>31422712</text:p>
          </table:table-cell>
          <table:table-cell office:value-type="float" office:value="98302" calcext:value-type="float">
            <text:p>98302</text:p>
          </table:table-cell>
          <table:table-cell table:formula="of:=[.B144]/[.C144]" office:value-type="float" office:value="319.654859514557" calcext:value-type="float">
            <text:p>319.654859514557</text:p>
          </table:table-cell>
          <table:table-cell/>
          <table:table-cell office:value-type="float" office:value="324" calcext:value-type="float">
            <text:p>324</text:p>
          </table:table-cell>
          <table:table-cell table:formula="of:=[.D144]/[.F144]" office:value-type="float" office:value="0.986589072575794" calcext:value-type="float">
            <text:p>0.98658907257579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me_phi1PGs:</text:p>
          </table:table-cell>
          <table:table-cell office:value-type="float" office:value="582156" calcext:value-type="float">
            <text:p>582156</text:p>
          </table:table-cell>
          <table:table-cell office:value-type="float" office:value="382" calcext:value-type="float">
            <text:p>382</text:p>
          </table:table-cell>
          <table:table-cell table:formula="of:=[.B146]/[.C146]" office:value-type="float" office:value="1523.96858638743" calcext:value-type="float">
            <text:p>1523.96858638743</text:p>
          </table:table-cell>
          <table:table-cell/>
          <table:table-cell office:value-type="float" office:value="3494" calcext:value-type="float">
            <text:p>3494</text:p>
          </table:table-cell>
          <table:table-cell table:formula="of:=[.D146]/[.F146]" office:value-type="float" office:value="0.436167311501842" calcext:value-type="float">
            <text:p>0.436167311501842</text:p>
          </table:table-cell>
          <table:table-cell table:formula="of:=AVERAGE([.G146:.G154])" office:value-type="float" office:value="0.578332031123745" calcext:value-type="float">
            <text:p>0.578332031123745</text:p>
          </table:table-cell>
        </table:table-row>
        <table:table-row table:style-name="ro1">
          <table:table-cell office:value-type="string" calcext:value-type="string">
            <text:p>game_phi2PGs:</text:p>
          </table:table-cell>
          <table:table-cell office:value-type="float" office:value="843128" calcext:value-type="float">
            <text:p>843128</text:p>
          </table:table-cell>
          <table:table-cell office:value-type="float" office:value="382" calcext:value-type="float">
            <text:p>382</text:p>
          </table:table-cell>
          <table:table-cell table:formula="of:=[.B147]/[.C147]" office:value-type="float" office:value="2207.14136125654" calcext:value-type="float">
            <text:p>2207.14136125654</text:p>
          </table:table-cell>
          <table:table-cell/>
          <table:table-cell office:value-type="float" office:value="3004" calcext:value-type="float">
            <text:p>3004</text:p>
          </table:table-cell>
          <table:table-cell table:formula="of:=[.D147]/[.F147]" office:value-type="float" office:value="0.73473414156343" calcext:value-type="float">
            <text:p>0.73473414156343</text:p>
          </table:table-cell>
          <table:table-cell/>
        </table:table-row>
        <table:table-row table:style-name="ro1">
          <table:table-cell office:value-type="string" calcext:value-type="string">
            <text:p>game_phi3PGs:</text:p>
          </table:table-cell>
          <table:table-cell office:value-type="float" office:value="2441584" calcext:value-type="float">
            <text:p>2441584</text:p>
          </table:table-cell>
          <table:table-cell office:value-type="float" office:value="382" calcext:value-type="float">
            <text:p>382</text:p>
          </table:table-cell>
          <table:table-cell table:formula="of:=[.B148]/[.C148]" office:value-type="float" office:value="6391.58115183246" calcext:value-type="float">
            <text:p>6391.58115183246</text:p>
          </table:table-cell>
          <table:table-cell/>
          <table:table-cell office:value-type="float" office:value="9156" calcext:value-type="float">
            <text:p>9156</text:p>
          </table:table-cell>
          <table:table-cell table:formula="of:=[.D148]/[.F148]" office:value-type="float" office:value="0.698075704656232" calcext:value-type="float">
            <text:p>0.698075704656232</text:p>
          </table:table-cell>
          <table:table-cell/>
        </table:table-row>
        <table:table-row table:style-name="ro1">
          <table:table-cell office:value-type="string" calcext:value-type="string">
            <text:p>game_phi4PGs:</text:p>
          </table:table-cell>
          <table:table-cell office:value-type="float" office:value="1337404" calcext:value-type="float">
            <text:p>1337404</text:p>
          </table:table-cell>
          <table:table-cell office:value-type="float" office:value="382" calcext:value-type="float">
            <text:p>382</text:p>
          </table:table-cell>
          <table:table-cell table:formula="of:=[.B149]/[.C149]" office:value-type="float" office:value="3501.05759162304" calcext:value-type="float">
            <text:p>3501.05759162304</text:p>
          </table:table-cell>
          <table:table-cell/>
          <table:table-cell office:value-type="float" office:value="6236" calcext:value-type="float">
            <text:p>6236</text:p>
          </table:table-cell>
          <table:table-cell table:formula="of:=[.D149]/[.F149]" office:value-type="float" office:value="0.561426810715689" calcext:value-type="float">
            <text:p>0.561426810715689</text:p>
          </table:table-cell>
          <table:table-cell/>
        </table:table-row>
        <table:table-row table:style-name="ro1">
          <table:table-cell office:value-type="string" calcext:value-type="string">
            <text:p>game_phi5PGs:</text:p>
          </table:table-cell>
          <table:table-cell office:value-type="float" office:value="1847320" calcext:value-type="float">
            <text:p>1847320</text:p>
          </table:table-cell>
          <table:table-cell office:value-type="float" office:value="382" calcext:value-type="float">
            <text:p>382</text:p>
          </table:table-cell>
          <table:table-cell table:formula="of:=[.B150]/[.C150]" office:value-type="float" office:value="4835.91623036649" calcext:value-type="float">
            <text:p>4835.91623036649</text:p>
          </table:table-cell>
          <table:table-cell/>
          <table:table-cell office:value-type="float" office:value="7096" calcext:value-type="float">
            <text:p>7096</text:p>
          </table:table-cell>
          <table:table-cell table:formula="of:=[.D150]/[.F150]" office:value-type="float" office:value="0.681498905068559" calcext:value-type="float">
            <text:p>0.681498905068559</text:p>
          </table:table-cell>
          <table:table-cell/>
        </table:table-row>
        <table:table-row table:style-name="ro1">
          <table:table-cell office:value-type="string" calcext:value-type="string">
            <text:p>game_phi6PGs:</text:p>
          </table:table-cell>
          <table:table-cell office:value-type="float" office:value="1275008" calcext:value-type="float">
            <text:p>1275008</text:p>
          </table:table-cell>
          <table:table-cell office:value-type="float" office:value="206" calcext:value-type="float">
            <text:p>206</text:p>
          </table:table-cell>
          <table:table-cell table:formula="of:=[.B151]/[.C151]" office:value-type="float" office:value="6189.35922330097" calcext:value-type="float">
            <text:p>6189.35922330097</text:p>
          </table:table-cell>
          <table:table-cell/>
          <table:table-cell office:value-type="float" office:value="9224" calcext:value-type="float">
            <text:p>9224</text:p>
          </table:table-cell>
          <table:table-cell table:formula="of:=[.D151]/[.F151]" office:value-type="float" office:value="0.671005986914676" calcext:value-type="float">
            <text:p>0.671005986914676</text:p>
          </table:table-cell>
          <table:table-cell/>
        </table:table-row>
        <table:table-row table:style-name="ro1">
          <table:table-cell office:value-type="string" calcext:value-type="string">
            <text:p>game_phi7PGs:</text:p>
          </table:table-cell>
          <table:table-cell office:value-type="float" office:value="1129148" calcext:value-type="float">
            <text:p>1129148</text:p>
          </table:table-cell>
          <table:table-cell office:value-type="float" office:value="382" calcext:value-type="float">
            <text:p>382</text:p>
          </table:table-cell>
          <table:table-cell table:formula="of:=[.B152]/[.C152]" office:value-type="float" office:value="2955.88481675393" calcext:value-type="float">
            <text:p>2955.88481675393</text:p>
          </table:table-cell>
          <table:table-cell/>
          <table:table-cell office:value-type="float" office:value="5285" calcext:value-type="float">
            <text:p>5285</text:p>
          </table:table-cell>
          <table:table-cell table:formula="of:=[.D152]/[.F152]" office:value-type="float" office:value="0.559297032498378" calcext:value-type="float">
            <text:p>0.559297032498378</text:p>
          </table:table-cell>
          <table:table-cell/>
        </table:table-row>
        <table:table-row table:style-name="ro1">
          <table:table-cell office:value-type="string" calcext:value-type="string">
            <text:p>game_phi8PGs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53]/[.C153]" office:value-type="float" office:value="0" calcext:value-type="float">
            <text:p>0</text:p>
          </table:table-cell>
          <table:table-cell/>
          <table:table-cell office:value-type="float" office:value="3902" calcext:value-type="float">
            <text:p>3902</text:p>
          </table:table-cell>
          <table:table-cell table:formula="of:=[.D153]/[.F1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phi9PGs:</text:p>
          </table:table-cell>
          <table:table-cell office:value-type="float" office:value="1785680" calcext:value-type="float">
            <text:p>1785680</text:p>
          </table:table-cell>
          <table:table-cell office:value-type="float" office:value="382" calcext:value-type="float">
            <text:p>382</text:p>
          </table:table-cell>
          <table:table-cell table:formula="of:=[.B154]/[.C154]" office:value-type="float" office:value="4674.55497382199" calcext:value-type="float">
            <text:p>4674.55497382199</text:p>
          </table:table-cell>
          <table:table-cell/>
          <table:table-cell office:value-type="float" office:value="5418" calcext:value-type="float">
            <text:p>5418</text:p>
          </table:table-cell>
          <table:table-cell table:formula="of:=[.D154]/[.F154]" office:value-type="float" office:value="0.862782387194904" calcext:value-type="float">
            <text:p>0.8627823871949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0:12:01.324783536</meta:creation-date>
    <dc:date>2019-10-29T10:59:26.400508334</dc:date>
    <meta:editing-duration>PT37M15S</meta:editing-duration>
    <meta:editing-cycles>1</meta:editing-cycles>
    <meta:generator>LibreOffice/6.0.7.3$Linux_X86_64 LibreOffice_project/00m0$Build-3</meta:generator>
    <meta:document-statistic meta:table-count="1" meta:cell-count="889" meta:object-count="0"/>
  </office:meta>
</office:document-meta>
</file>